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5.144cm" style:rel-column-width="19830*"/>
    </style:style>
    <style:style style:name="Table1.B" style:family="table-column">
      <style:table-column-properties style:column-width="11.857cm" style:rel-column-width="4570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207cm" style:rel-column-width="12361*"/>
    </style:style>
    <style:style style:name="Table4.B" style:family="table-column">
      <style:table-column-properties style:column-width="6.897cm" style:rel-column-width="26586*"/>
    </style:style>
    <style:style style:name="Table4.C" style:family="table-column">
      <style:table-column-properties style:column-width="6.897cm" style:rel-column-width="26588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207cm" style:rel-column-width="12361*"/>
    </style:style>
    <style:style style:name="Table2.B" style:family="table-column">
      <style:table-column-properties style:column-width="6.897cm" style:rel-column-width="26586*"/>
    </style:style>
    <style:style style:name="Table2.C" style:family="table-column">
      <style:table-column-properties style:column-width="6.897cm" style:rel-column-width="2658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2" style:family="table-row">
      <style:table-row-properties style:min-row-height="0.238cm"/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5.292cm" style:rel-column-width="20398*"/>
    </style:style>
    <style:style style:name="Table3.B" style:family="table-column">
      <style:table-column-properties style:column-width="6.802cm" style:rel-column-width="26219*"/>
    </style:style>
    <style:style style:name="Table3.C" style:family="table-column">
      <style:table-column-properties style:column-width="4.907cm" style:rel-column-width="18918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3" style:family="table-row">
      <style:table-row-properties style:min-row-height="0.238cm"/>
    </style:style>
    <style:style style:name="Table3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5.196cm" style:rel-column-width="20031*"/>
    </style:style>
    <style:style style:name="Table5.B" style:family="table-column">
      <style:table-column-properties style:column-width="9.587cm" style:rel-column-width="36956*"/>
    </style:style>
    <style:style style:name="Table5.C" style:family="table-column">
      <style:table-column-properties style:column-width="2.217cm" style:rel-column-width="8548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3" style:family="table-row">
      <style:table-row-properties style:min-row-height="0.238cm"/>
    </style:style>
    <style:style style:name="Table5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5.196cm" style:rel-column-width="20031*"/>
    </style:style>
    <style:style style:name="Table12.B" style:family="table-column">
      <style:table-column-properties style:column-width="9.587cm" style:rel-column-width="36956*"/>
    </style:style>
    <style:style style:name="Table12.C" style:family="table-column">
      <style:table-column-properties style:column-width="2.217cm" style:rel-column-width="8548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3" style:family="table-row">
      <style:table-row-properties style:min-row-height="0.238cm"/>
    </style:style>
    <style:style style:name="Table12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207cm" style:rel-column-width="12361*"/>
    </style:style>
    <style:style style:name="Table6.B" style:family="table-column">
      <style:table-column-properties style:column-width="6.897cm" style:rel-column-width="26586*"/>
    </style:style>
    <style:style style:name="Table6.C" style:family="table-column">
      <style:table-column-properties style:column-width="6.897cm" style:rel-column-width="26588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207cm" style:rel-column-width="12361*"/>
    </style:style>
    <style:style style:name="Table7.B" style:family="table-column">
      <style:table-column-properties style:column-width="6.897cm" style:rel-column-width="26586*"/>
    </style:style>
    <style:style style:name="Table7.C" style:family="table-column">
      <style:table-column-properties style:column-width="6.897cm" style:rel-column-width="26588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2" style:family="table-row">
      <style:table-row-properties style:min-row-height="0.238cm"/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C2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2cm" style:rel-column-width="20398*"/>
    </style:style>
    <style:style style:name="Table8.B" style:family="table-column">
      <style:table-column-properties style:column-width="6.802cm" style:rel-column-width="26219*"/>
    </style:style>
    <style:style style:name="Table8.C" style:family="table-column">
      <style:table-column-properties style:column-width="4.907cm" style:rel-column-width="18918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A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13" style:family="table-row">
      <style:table-row-properties style:min-row-height="0.434cm"/>
    </style:style>
    <style:style style:name="Table8.A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5.196cm" style:rel-column-width="20031*"/>
    </style:style>
    <style:style style:name="Table9.B" style:family="table-column">
      <style:table-column-properties style:column-width="9.587cm" style:rel-column-width="36956*"/>
    </style:style>
    <style:style style:name="Table9.C" style:family="table-column">
      <style:table-column-properties style:column-width="2.217cm" style:rel-column-width="8548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3" style:family="table-row">
      <style:table-row-properties style:min-row-height="0.238cm"/>
    </style:style>
    <style:style style:name="Table9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12" style:family="table-row">
      <style:table-row-properties style:min-row-height="0.191cm"/>
    </style:style>
    <style:style style:name="Table9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9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5.195cm" style:rel-column-width="20024*"/>
    </style:style>
    <style:style style:name="Table10.B" style:family="table-column">
      <style:table-column-properties style:column-width="9.587cm" style:rel-column-width="36956*"/>
    </style:style>
    <style:style style:name="Table10.C" style:family="table-column">
      <style:table-column-properties style:column-width="2.219cm" style:rel-column-width="8555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3" style:family="table-row">
      <style:table-row-properties style:min-row-height="0.238cm"/>
    </style:style>
    <style:style style:name="Table10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5.196cm" style:rel-column-width="20031*"/>
    </style:style>
    <style:style style:name="Table11.B" style:family="table-column">
      <style:table-column-properties style:column-width="9.587cm" style:rel-column-width="36956*"/>
    </style:style>
    <style:style style:name="Table11.C" style:family="table-column">
      <style:table-column-properties style:column-width="2.217cm" style:rel-column-width="8548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3" style:family="table-row">
      <style:table-row-properties style:min-row-height="0.238cm"/>
    </style:style>
    <style:style style:name="Table11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3.207cm" style:rel-column-width="12361*"/>
    </style:style>
    <style:style style:name="Table13.B" style:family="table-column">
      <style:table-column-properties style:column-width="6.897cm" style:rel-column-width="26586*"/>
    </style:style>
    <style:style style:name="Table13.C" style:family="table-column">
      <style:table-column-properties style:column-width="6.897cm" style:rel-column-width="26588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207cm" style:rel-column-width="12361*"/>
    </style:style>
    <style:style style:name="Table14.B" style:family="table-column">
      <style:table-column-properties style:column-width="6.897cm" style:rel-column-width="26586*"/>
    </style:style>
    <style:style style:name="Table14.C" style:family="table-column">
      <style:table-column-properties style:column-width="6.897cm" style:rel-column-width="26588*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4.2" style:family="table-row">
      <style:table-row-properties style:min-row-height="0.238cm"/>
    </style:style>
    <style:style style:name="Table1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1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5.292cm" style:rel-column-width="20398*"/>
    </style:style>
    <style:style style:name="Table16.B" style:family="table-column">
      <style:table-column-properties style:column-width="6.802cm" style:rel-column-width="26219*"/>
    </style:style>
    <style:style style:name="Table16.C" style:family="table-column">
      <style:table-column-properties style:column-width="4.907cm" style:rel-column-width="18918*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3" style:family="table-row">
      <style:table-row-properties style:min-row-height="0.238cm"/>
    </style:style>
    <style:style style:name="Table16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1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1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A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2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5.196cm" style:rel-column-width="20031*"/>
    </style:style>
    <style:style style:name="Table15.B" style:family="table-column">
      <style:table-column-properties style:column-width="9.587cm" style:rel-column-width="36956*"/>
    </style:style>
    <style:style style:name="Table15.C" style:family="table-column">
      <style:table-column-properties style:column-width="2.217cm" style:rel-column-width="8548*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3" style:family="table-row">
      <style:table-row-properties style:min-row-height="0.238cm"/>
    </style:style>
    <style:style style:name="Table15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5.196cm" style:rel-column-width="20031*"/>
    </style:style>
    <style:style style:name="Table17.B" style:family="table-column">
      <style:table-column-properties style:column-width="9.587cm" style:rel-column-width="36956*"/>
    </style:style>
    <style:style style:name="Table17.C" style:family="table-column">
      <style:table-column-properties style:column-width="2.217cm" style:rel-column-width="8548*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3" style:family="table-row">
      <style:table-row-properties style:min-row-height="0.238cm"/>
    </style:style>
    <style:style style:name="Table17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5.196cm" style:rel-column-width="20031*"/>
    </style:style>
    <style:style style:name="Table18.B" style:family="table-column">
      <style:table-column-properties style:column-width="9.587cm" style:rel-column-width="36956*"/>
    </style:style>
    <style:style style:name="Table18.C" style:family="table-column">
      <style:table-column-properties style:column-width="2.217cm" style:rel-column-width="8548*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3" style:family="table-row">
      <style:table-row-properties style:min-row-height="0.238cm"/>
    </style:style>
    <style:style style:name="Table18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5.196cm" style:rel-column-width="20031*"/>
    </style:style>
    <style:style style:name="Table19.B" style:family="table-column">
      <style:table-column-properties style:column-width="9.587cm" style:rel-column-width="36956*"/>
    </style:style>
    <style:style style:name="Table19.C" style:family="table-column">
      <style:table-column-properties style:column-width="2.217cm" style:rel-column-width="8548*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3" style:family="table-row">
      <style:table-row-properties style:min-row-height="0.238cm"/>
    </style:style>
    <style:style style:name="Table19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0.A" style:family="table-column">
      <style:table-column-properties style:column-width="5.196cm" style:rel-column-width="20031*"/>
    </style:style>
    <style:style style:name="Table20.B" style:family="table-column">
      <style:table-column-properties style:column-width="9.587cm" style:rel-column-width="36956*"/>
    </style:style>
    <style:style style:name="Table20.C" style:family="table-column">
      <style:table-column-properties style:column-width="2.217cm" style:rel-column-width="8548*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3" style:family="table-row">
      <style:table-row-properties style:min-row-height="0.238cm"/>
    </style:style>
    <style:style style:name="Table20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5" style:family="table-cell">
      <style:table-cell-properties style:vertical-align="" fo:background-color="#ffff99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1.A" style:family="table-column">
      <style:table-column-properties style:column-width="5.196cm" style:rel-column-width="20031*"/>
    </style:style>
    <style:style style:name="Table21.B" style:family="table-column">
      <style:table-column-properties style:column-width="9.587cm" style:rel-column-width="36956*"/>
    </style:style>
    <style:style style:name="Table21.C" style:family="table-column">
      <style:table-column-properties style:column-width="2.217cm" style:rel-column-width="8548*"/>
    </style:style>
    <style:style style:name="Table21.1" style:family="table-row">
      <style:table-row-properties fo:keep-together="auto"/>
    </style:style>
    <style:style style:name="Table21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3" style:family="table-row">
      <style:table-row-properties style:min-row-height="0.238cm"/>
    </style:style>
    <style:style style:name="Table21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2.A" style:family="table-column">
      <style:table-column-properties style:column-width="5.196cm" style:rel-column-width="20031*"/>
    </style:style>
    <style:style style:name="Table22.B" style:family="table-column">
      <style:table-column-properties style:column-width="9.587cm" style:rel-column-width="36956*"/>
    </style:style>
    <style:style style:name="Table22.C" style:family="table-column">
      <style:table-column-properties style:column-width="2.217cm" style:rel-column-width="8548*"/>
    </style:style>
    <style:style style:name="Table22.1" style:family="table-row">
      <style:table-row-properties fo:keep-together="auto"/>
    </style:style>
    <style:style style:name="Table22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3" style:family="table-row">
      <style:table-row-properties style:min-row-height="0.238cm"/>
    </style:style>
    <style:style style:name="Table22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3.A" style:family="table-column">
      <style:table-column-properties style:column-width="5.196cm" style:rel-column-width="20031*"/>
    </style:style>
    <style:style style:name="Table23.B" style:family="table-column">
      <style:table-column-properties style:column-width="9.587cm" style:rel-column-width="36956*"/>
    </style:style>
    <style:style style:name="Table23.C" style:family="table-column">
      <style:table-column-properties style:column-width="2.217cm" style:rel-column-width="8548*"/>
    </style:style>
    <style:style style:name="Table23.1" style:family="table-row">
      <style:table-row-properties fo:keep-together="auto"/>
    </style:style>
    <style:style style:name="Table23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3" style:family="table-row">
      <style:table-row-properties style:min-row-height="0.238cm"/>
    </style:style>
    <style:style style:name="Table23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4.A" style:family="table-column">
      <style:table-column-properties style:column-width="5.196cm" style:rel-column-width="20031*"/>
    </style:style>
    <style:style style:name="Table24.B" style:family="table-column">
      <style:table-column-properties style:column-width="9.587cm" style:rel-column-width="36956*"/>
    </style:style>
    <style:style style:name="Table24.C" style:family="table-column">
      <style:table-column-properties style:column-width="2.217cm" style:rel-column-width="8548*"/>
    </style:style>
    <style:style style:name="Table24.1" style:family="table-row">
      <style:table-row-properties fo:keep-together="auto"/>
    </style:style>
    <style:style style:name="Table24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3" style:family="table-row">
      <style:table-row-properties style:min-row-height="0.238cm"/>
    </style:style>
    <style:style style:name="Table24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4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4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503cf0" officeooo:paragraph-rsid="00a01a25"/>
    </style:style>
    <style:style style:name="P2" style:family="paragraph" style:parent-style-name="Text_20_body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color="#000000" style:font-name="Ubuntu" fo:font-style="normal" fo:font-weight="normal" officeooo:rsid="00a9c3d2" officeooo:paragraph-rsid="00a9c3d2" fo:background-color="#ffff99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a9c3d2"/>
    </style:style>
    <style:style style:name="P5" style:family="paragraph" style:parent-style-name="Text_20_body">
      <style:text-properties officeooo:paragraph-rsid="00b33649"/>
    </style:style>
    <style:style style:name="P6" style:family="paragraph" style:parent-style-name="Text_20_body">
      <style:text-properties fo:font-size="11pt" fo:font-style="normal" officeooo:rsid="00a7b486" officeooo:paragraph-rsid="00cf90b9" style:font-size-asian="11pt" style:font-style-asian="normal" style:font-size-complex="11pt" style:font-style-complex="normal"/>
    </style:style>
    <style:style style:name="P7" style:family="paragraph" style:parent-style-name="Text_20_body">
      <style:text-properties fo:font-size="11pt" fo:font-style="normal" officeooo:rsid="00a7b486" officeooo:paragraph-rsid="00edb7d5" style:font-size-asian="11pt" style:font-style-asian="normal" style:font-size-complex="11pt" style:font-style-complex="normal"/>
    </style:style>
    <style:style style:name="P8" style:family="paragraph" style:parent-style-name="Text_20_body">
      <style:text-properties fo:font-size="11pt" fo:font-style="normal" officeooo:rsid="00a7b486" officeooo:paragraph-rsid="00fa0e82" style:font-size-asian="11pt" style:font-style-asian="normal" style:font-size-complex="11pt" style:font-style-complex="normal"/>
    </style:style>
    <style:style style:name="P9" style:family="paragraph" style:parent-style-name="Text_20_body">
      <style:text-properties fo:font-size="11pt" fo:font-style="normal" officeooo:rsid="00a7b486" officeooo:paragraph-rsid="011eeed8" style:font-size-asian="11pt" style:font-style-asian="normal" style:font-size-complex="11pt" style:font-style-complex="normal"/>
    </style:style>
    <style:style style:name="P10" style:family="paragraph" style:parent-style-name="Text_20_body">
      <style:text-properties fo:font-size="11pt" fo:font-style="normal" officeooo:rsid="00a7b486" officeooo:paragraph-rsid="01234d66" style:font-size-asian="11pt" style:font-style-asian="normal" style:font-size-complex="11pt" style:font-style-complex="normal"/>
    </style:style>
    <style:style style:name="P11" style:family="paragraph" style:parent-style-name="Text_20_body">
      <style:text-properties fo:font-size="11pt" fo:font-style="normal" officeooo:rsid="00a7b486" officeooo:paragraph-rsid="01247581" style:font-size-asian="11pt" style:font-style-asian="normal" style:font-size-complex="11pt" style:font-style-complex="normal"/>
    </style:style>
    <style:style style:name="P12" style:family="paragraph" style:parent-style-name="Text_20_body">
      <style:text-properties officeooo:paragraph-rsid="00ee95c6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1d9a1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37023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493a2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37023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493a2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a9c3d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b3364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ee95c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a9c3d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b3364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ee95c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Standard">
      <style:text-properties officeooo:paragraph-rsid="00a9c3d2"/>
    </style:style>
    <style:style style:name="P25" style:family="paragraph" style:parent-style-name="Standard">
      <style:text-properties officeooo:paragraph-rsid="00aa4f1c"/>
    </style:style>
    <style:style style:name="P26" style:family="paragraph" style:parent-style-name="Standard">
      <style:text-properties officeooo:paragraph-rsid="00b33649"/>
    </style:style>
    <style:style style:name="P27" style:family="paragraph" style:parent-style-name="Standard">
      <style:text-properties officeooo:paragraph-rsid="00b9f27b"/>
    </style:style>
    <style:style style:name="P28" style:family="paragraph" style:parent-style-name="Standard">
      <style:text-properties officeooo:paragraph-rsid="00bac024"/>
    </style:style>
    <style:style style:name="P29" style:family="paragraph" style:parent-style-name="Standard">
      <style:text-properties style:font-name="Ubuntu" fo:font-size="11pt" officeooo:rsid="00c0a413" officeooo:paragraph-rsid="00c0a413" style:font-size-asian="11pt" style:font-size-complex="11pt"/>
    </style:style>
    <style:style style:name="P30" style:family="paragraph" style:parent-style-name="Standard">
      <style:text-properties style:font-name="Ubuntu" fo:font-size="11pt" officeooo:rsid="00cbeb94" officeooo:paragraph-rsid="00cbeb94" style:font-size-asian="11pt" style:font-size-complex="11pt"/>
    </style:style>
    <style:style style:name="P31" style:family="paragraph" style:parent-style-name="Standard">
      <style:text-properties style:font-name="Ubuntu" fo:font-size="11pt" officeooo:rsid="00d88052" officeooo:paragraph-rsid="00d88052" style:font-size-asian="11pt" style:font-size-complex="11pt"/>
    </style:style>
    <style:style style:name="P32" style:family="paragraph" style:parent-style-name="Standard">
      <style:text-properties style:font-name="Ubuntu" fo:font-size="11pt" officeooo:rsid="0111a9da" officeooo:paragraph-rsid="0111a9da" style:font-size-asian="11pt" style:font-size-complex="11pt"/>
    </style:style>
    <style:style style:name="P33" style:family="paragraph" style:parent-style-name="Standard">
      <style:text-properties style:font-name="Ubuntu" fo:font-size="11pt" officeooo:rsid="01182e9f" officeooo:paragraph-rsid="01182e9f" style:font-size-asian="11pt" style:font-size-complex="11pt"/>
    </style:style>
    <style:style style:name="P34" style:family="paragraph" style:parent-style-name="Standard">
      <style:text-properties officeooo:paragraph-rsid="00ccaf2a"/>
    </style:style>
    <style:style style:name="P35" style:family="paragraph" style:parent-style-name="Standard">
      <style:text-properties officeooo:paragraph-rsid="00edb7d5"/>
    </style:style>
    <style:style style:name="P36" style:family="paragraph" style:parent-style-name="Standard">
      <style:text-properties officeooo:paragraph-rsid="00ee95c6"/>
    </style:style>
    <style:style style:name="P37" style:family="paragraph" style:parent-style-name="Standard">
      <style:text-properties officeooo:paragraph-rsid="00fa0e82"/>
    </style:style>
    <style:style style:name="P38" style:family="paragraph" style:parent-style-name="Standard">
      <style:text-properties officeooo:paragraph-rsid="0100d48a"/>
    </style:style>
    <style:style style:name="P39" style:family="paragraph" style:parent-style-name="Standard">
      <style:text-properties officeooo:paragraph-rsid="011eeed8"/>
    </style:style>
    <style:style style:name="P40" style:family="paragraph" style:parent-style-name="Standard">
      <style:text-properties officeooo:paragraph-rsid="01234d66"/>
    </style:style>
    <style:style style:name="P41" style:family="paragraph" style:parent-style-name="Standard">
      <style:text-properties officeooo:paragraph-rsid="01247581"/>
    </style:style>
    <style:style style:name="P42" style:family="paragraph" style:parent-style-name="Standard">
      <style:text-properties officeooo:paragraph-rsid="01249020"/>
    </style:style>
    <style:style style:name="P43" style:family="paragraph" style:parent-style-name="Standard">
      <style:text-properties officeooo:paragraph-rsid="0127827a"/>
    </style:style>
    <style:style style:name="P44" style:family="paragraph" style:parent-style-name="Standard">
      <style:text-properties officeooo:paragraph-rsid="012b2b36"/>
    </style:style>
    <style:style style:name="P45" style:family="paragraph" style:parent-style-name="Standard">
      <style:text-properties officeooo:paragraph-rsid="01304b04"/>
    </style:style>
    <style:style style:name="P46" style:family="paragraph" style:parent-style-name="Standard">
      <style:text-properties officeooo:paragraph-rsid="0133f143"/>
    </style:style>
    <style:style style:name="P47" style:family="paragraph" style:parent-style-name="Standard">
      <style:paragraph-properties fo:break-before="page"/>
      <style:text-properties officeooo:paragraph-rsid="00a9c3d2"/>
    </style:style>
    <style:style style:name="P48" style:family="paragraph" style:parent-style-name="Standard">
      <style:paragraph-properties fo:break-before="page"/>
      <style:text-properties officeooo:paragraph-rsid="00b9f27b"/>
    </style:style>
    <style:style style:name="P49" style:family="paragraph" style:parent-style-name="Standard">
      <style:paragraph-properties fo:break-before="page"/>
      <style:text-properties officeooo:paragraph-rsid="00fa0e82"/>
    </style:style>
    <style:style style:name="P5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fa0e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00d48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1eee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34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475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304b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af9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e54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0abff5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1304b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ddfa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0be4f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0fa0e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11eee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1234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12475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cfe5" officeooo:paragraph-rsid="00becf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98486" officeooo:paragraph-rsid="00c984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457a" officeooo:paragraph-rsid="00cb45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c92d8" officeooo:paragraph-rsid="00dc92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fd9c9" officeooo:paragraph-rsid="00dfd9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00c5a" officeooo:paragraph-rsid="00c00c5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ac024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113e8" officeooo:paragraph-rsid="00c113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3648d" officeooo:paragraph-rsid="00c3648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421fc" officeooo:paragraph-rsid="00c421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367a" officeooo:paragraph-rsid="00cc36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01f99" officeooo:paragraph-rsid="00d01f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0e433" officeooo:paragraph-rsid="00d0e4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173df" officeooo:paragraph-rsid="00d173d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63247" officeooo:paragraph-rsid="00d6324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f252e" officeooo:paragraph-rsid="00df252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0793c" officeooo:paragraph-rsid="00e079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bb31b" officeooo:paragraph-rsid="00ebb31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c9967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91133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91133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44bab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c0ea0" officeooo:paragraph-rsid="00ec0e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1e66a" officeooo:paragraph-rsid="00f1e66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38d08" officeooo:paragraph-rsid="00f38d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0fc54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1eee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234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2475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304b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c543b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1c3a" officeooo:paragraph-rsid="01051c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8401" officeooo:paragraph-rsid="0106840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9e6e2" officeooo:paragraph-rsid="0109e6e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ae251" officeooo:paragraph-rsid="010ae25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ae251" officeooo:paragraph-rsid="011b2d9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c0b63" officeooo:paragraph-rsid="010c0b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de0fa" officeooo:paragraph-rsid="010de0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e9a15" officeooo:paragraph-rsid="010e9a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00123" officeooo:paragraph-rsid="0110012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b2d9a" officeooo:paragraph-rsid="011b2d9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bc0ec" officeooo:paragraph-rsid="011bc0e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2581d3" officeooo:paragraph-rsid="012581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26d92f" officeooo:paragraph-rsid="01304b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26d92f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9200" officeooo:paragraph-rsid="011392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906e" officeooo:paragraph-rsid="011490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6ad69" officeooo:paragraph-rsid="0116ad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6d6af" officeooo:paragraph-rsid="0116d6a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2c1e4" officeooo:paragraph-rsid="0133f14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33f14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af9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b457a" officeooo:paragraph-rsid="00cb45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0cf90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0fa0e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11eee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1234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12475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0cf90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5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6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0fa0e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7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11eee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1234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9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12475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eb94" officeooo:paragraph-rsid="00dc92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007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63aad" officeooo:paragraph-rsid="00b63a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ccf1d" officeooo:paragraph-rsid="00dccf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40ec0" officeooo:paragraph-rsid="00e40e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1e66a" officeooo:paragraph-rsid="00f1e66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38d08" officeooo:paragraph-rsid="00f38d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3" style:family="paragraph" style:parent-style-name="Standard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1">
      <style:text-properties fo:color="#000000" style:font-name="Ubuntu" fo:font-style="normal" fo:font-weight="normal" officeooo:rsid="00a32e85" officeooo:paragraph-rsid="00a32e85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2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2">
      <style:text-properties fo:color="#000000" style:font-name="Ubuntu" fo:font-style="normal" fo:font-weight="normal" officeooo:rsid="005955fb" officeooo:paragraph-rsid="00a65d38" style:font-style-asian="normal" style:font-weight-asian="normal" style:font-style-complex="normal" style:font-weight-complex="normal"/>
    </style:style>
    <style:style style:name="P187" style:family="paragraph" style:parent-style-name="Text_20_body" style:list-style-name="L2">
      <style:text-properties fo:color="#000000" style:font-name="Ubuntu" fo:font-style="normal" fo:font-weight="normal" officeooo:rsid="00a7b486" officeooo:paragraph-rsid="00a7b486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1">
      <style:text-properties fo:color="#000000" style:font-name="Ubuntu" fo:font-style="normal" fo:font-weight="normal" officeooo:rsid="006f11a9" officeooo:paragraph-rsid="00a89599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2">
      <style:text-properties officeooo:rsid="00a65d38" officeooo:paragraph-rsid="00a65d38"/>
    </style:style>
    <style:style style:name="P191" style:family="paragraph" style:parent-style-name="Text_20_body" style:list-style-name="L2">
      <style:text-properties officeooo:rsid="00a7b486" officeooo:paragraph-rsid="00a7b486"/>
    </style:style>
    <style:style style:name="P192" style:family="paragraph" style:parent-style-name="Text_20_body" style:list-style-name="L2">
      <style:text-properties fo:font-style="normal" officeooo:rsid="00a7b486" officeooo:paragraph-rsid="00a7b486" style:font-style-asian="normal" style:font-style-complex="normal"/>
    </style:style>
    <style:style style:name="P193" style:family="paragraph" style:parent-style-name="Text_20_body" style:list-style-name="L2">
      <style:text-properties fo:color="#ff6600" style:font-name="Ubuntu" fo:font-style="italic" fo:font-weight="normal" officeooo:rsid="00a7b486" officeooo:paragraph-rsid="00a7b486" style:font-style-asian="italic" style:font-weight-asian="normal" style:font-style-complex="italic" style:font-weight-complex="normal"/>
    </style:style>
    <style:style style:name="P194" style:family="paragraph" style:parent-style-name="Text_20_body" style:list-style-name="L2">
      <style:text-properties fo:color="#ff6600" style:font-name="Ubuntu" officeooo:rsid="0067bfd4" officeooo:paragraph-rsid="00a7b486"/>
    </style:style>
    <style:style style:name="P195" style:family="paragraph" style:parent-style-name="Text_20_body" style:list-style-name="L2">
      <style:text-properties fo:color="#ff6600" style:font-name="Ubuntu" officeooo:rsid="00abff52" officeooo:paragraph-rsid="00abff52" fo:background-color="#ffff99"/>
    </style:style>
    <style:style style:name="P196" style:family="paragraph" style:parent-style-name="Text_20_body" style:list-style-name="L1">
      <style:text-properties style:font-name="Ubuntu" officeooo:rsid="00a32e85" officeooo:paragraph-rsid="00a32e85"/>
    </style:style>
    <style:style style:name="P197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32e85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8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32e85" officeooo:paragraph-rsid="00b336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9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32e85" officeooo:paragraph-rsid="00ee95c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9c3d2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9c3d2" officeooo:paragraph-rsid="00b336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2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9c3d2" officeooo:paragraph-rsid="00ee95c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3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4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5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6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b9f27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7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8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9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00d48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fa0e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1eee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2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34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3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475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4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5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6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7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304b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8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9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2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2782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3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2b2b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4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304b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5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133f1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6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7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8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0fa0e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9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11eee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1234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12475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2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b0be2" officeooo:paragraph-rsid="00db0be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3" style:family="paragraph" style:parent-style-name="Heading_20_2">
      <style:text-properties officeooo:rsid="0094a399" officeooo:paragraph-rsid="0092858c"/>
    </style:style>
    <style:style style:name="P234" style:family="paragraph" style:parent-style-name="Heading_20_2">
      <style:paragraph-properties fo:break-before="page"/>
      <style:text-properties officeooo:rsid="00a9c3d2" officeooo:paragraph-rsid="00a9c3d2"/>
    </style:style>
    <style:style style:name="P235" style:family="paragraph" style:parent-style-name="Heading_20_2">
      <style:paragraph-properties fo:break-before="page"/>
      <style:text-properties officeooo:rsid="00a9c3d2" officeooo:paragraph-rsid="00edb7d5"/>
    </style:style>
    <style:style style:name="P236" style:family="paragraph" style:parent-style-name="Heading_20_2">
      <style:paragraph-properties fo:break-before="page"/>
      <style:text-properties officeooo:rsid="00a9c3d2" officeooo:paragraph-rsid="00edf468"/>
    </style:style>
    <style:style style:name="P237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aa4f1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8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edb7d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9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b9f27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0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bac02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1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ccaf2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2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00d4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3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fa0e8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4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1eeed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5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234d6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6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24758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7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24902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8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27827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9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2b2b3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0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304b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1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133f14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ef93" officeooo:paragraph-rsid="0100d48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12490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96fc4" officeooo:paragraph-rsid="01396fc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b29b0" officeooo:paragraph-rsid="013b29b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c8e10" officeooo:paragraph-rsid="013c8e1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dc411" officeooo:paragraph-rsid="013dc41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eea96" officeooo:paragraph-rsid="013eea9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f42be" officeooo:paragraph-rsid="013f42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f5f52" officeooo:paragraph-rsid="013f5f5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44410d" officeooo:paragraph-rsid="0144410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45c49b" officeooo:paragraph-rsid="0145c4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47dfe3" officeooo:paragraph-rsid="0147dfe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497453" officeooo:paragraph-rsid="014974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4a167c" officeooo:paragraph-rsid="014a167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13dc411" officeooo:paragraph-rsid="013dc41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800000" style:text-outline="false" style:text-line-through-style="none" style:text-line-through-type="none" style:font-name="Ubuntu" fo:font-size="11pt" fo:font-style="normal" fo:text-shadow="none" style:text-underline-style="none" fo:font-weight="normal" officeooo:rsid="013eea96" officeooo:paragraph-rsid="013eea9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40e30d" officeooo:paragraph-rsid="0140e30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3f42be" officeooo:paragraph-rsid="013f42b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0d19d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01a25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a193e5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a32e8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8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font-name="Ubuntu" fo:font-style="normal" fo:font-weight="normal" officeooo:rsid="005955fb" style:font-style-asian="normal" style:font-weight-asian="normal" style:font-style-complex="normal" style:font-weight-complex="normal"/>
    </style:style>
    <style:style style:name="T10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style:font-name="Ubuntu" fo:font-weight="normal" style:font-weight-asian="normal" style:font-weight-complex="normal"/>
    </style:style>
    <style:style style:name="T12" style:family="text">
      <style:text-properties officeooo:rsid="00a010ba"/>
    </style:style>
    <style:style style:name="T13" style:family="text">
      <style:text-properties officeooo:rsid="0050d19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a9c3d2"/>
    </style:style>
    <style:style style:name="T17" style:family="text">
      <style:text-properties officeooo:rsid="00b33649"/>
    </style:style>
    <style:style style:name="T18" style:family="text">
      <style:text-properties officeooo:rsid="00b44549"/>
    </style:style>
    <style:style style:name="T19" style:family="text">
      <style:text-properties officeooo:rsid="00b8cf2d"/>
    </style:style>
    <style:style style:name="T20" style:family="text">
      <style:text-properties officeooo:rsid="00b9ce7f"/>
    </style:style>
    <style:style style:name="T21" style:family="text">
      <style:text-properties officeooo:rsid="00bac024"/>
    </style:style>
    <style:style style:name="T22" style:family="text">
      <style:text-properties officeooo:rsid="00bc9967"/>
    </style:style>
    <style:style style:name="T23" style:family="text">
      <style:text-properties officeooo:rsid="00c113e8"/>
    </style:style>
    <style:style style:name="T24" style:family="text">
      <style:text-properties officeooo:rsid="00c29a23"/>
    </style:style>
    <style:style style:name="T25" style:family="text">
      <style:text-properties officeooo:rsid="00c44bab"/>
    </style:style>
    <style:style style:name="T26" style:family="text">
      <style:text-properties officeooo:rsid="00c56334"/>
    </style:style>
    <style:style style:name="T27" style:family="text">
      <style:text-properties officeooo:rsid="00d4e459"/>
    </style:style>
    <style:style style:name="T28" style:family="text">
      <style:text-properties officeooo:rsid="00d8fe80"/>
    </style:style>
    <style:style style:name="T29" style:family="text">
      <style:text-properties officeooo:rsid="00dad0cd"/>
    </style:style>
    <style:style style:name="T30" style:family="text">
      <style:text-properties officeooo:rsid="00db0be2"/>
    </style:style>
    <style:style style:name="T31" style:family="text">
      <style:text-properties officeooo:rsid="00dccf1d"/>
    </style:style>
    <style:style style:name="T32" style:family="text">
      <style:text-properties officeooo:rsid="00e1644a"/>
    </style:style>
    <style:style style:name="T33" style:family="text">
      <style:text-properties officeooo:rsid="00e3c2e5"/>
    </style:style>
    <style:style style:name="T34" style:family="text">
      <style:text-properties officeooo:rsid="00e5ebbb"/>
    </style:style>
    <style:style style:name="T35" style:family="text">
      <style:text-properties officeooo:rsid="00e9371f"/>
    </style:style>
    <style:style style:name="T36" style:family="text">
      <style:text-properties officeooo:rsid="00edb7d5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f060b6"/>
    </style:style>
    <style:style style:name="T39" style:family="text">
      <style:text-properties officeooo:rsid="00f66b9d"/>
    </style:style>
    <style:style style:name="T40" style:family="text">
      <style:text-properties officeooo:rsid="00fa0e82"/>
    </style:style>
    <style:style style:name="T41" style:family="text">
      <style:text-properties officeooo:rsid="00fc543b"/>
    </style:style>
    <style:style style:name="T42" style:family="text">
      <style:text-properties officeooo:rsid="00fdd235"/>
    </style:style>
    <style:style style:name="T43" style:family="text">
      <style:text-properties officeooo:rsid="0100d48a"/>
    </style:style>
    <style:style style:name="T44" style:family="text">
      <style:text-properties officeooo:rsid="0110cebb"/>
    </style:style>
    <style:style style:name="T45" style:family="text">
      <style:text-properties officeooo:rsid="01114c61"/>
    </style:style>
    <style:style style:name="T46" style:family="text">
      <style:text-properties officeooo:rsid="01187e2c"/>
    </style:style>
    <style:style style:name="T47" style:family="text">
      <style:text-properties officeooo:rsid="01194594"/>
    </style:style>
    <style:style style:name="T48" style:family="text">
      <style:text-properties officeooo:rsid="01200d74"/>
    </style:style>
    <style:style style:name="T49" style:family="text">
      <style:text-properties officeooo:rsid="0121d3c9"/>
    </style:style>
    <style:style style:name="T50" style:family="text">
      <style:text-properties officeooo:rsid="01234d66"/>
    </style:style>
    <style:style style:name="T51" style:family="text">
      <style:text-properties officeooo:rsid="01247581"/>
    </style:style>
    <style:style style:name="T52" style:family="text">
      <style:text-properties officeooo:rsid="01249020"/>
    </style:style>
    <style:style style:name="T53" style:family="text">
      <style:text-properties officeooo:rsid="0127827a"/>
    </style:style>
    <style:style style:name="T54" style:family="text">
      <style:text-properties officeooo:rsid="012b2b36"/>
    </style:style>
    <style:style style:name="T55" style:family="text">
      <style:text-properties officeooo:rsid="012c2bf2"/>
    </style:style>
    <style:style style:name="T56" style:family="text">
      <style:text-properties officeooo:rsid="012db97e"/>
    </style:style>
    <style:style style:name="T57" style:family="text">
      <style:text-properties officeooo:rsid="01320ffe"/>
    </style:style>
    <style:style style:name="T58" style:family="text">
      <style:text-properties officeooo:rsid="0135aec8"/>
    </style:style>
    <style:style style:name="T59" style:family="text">
      <style:text-properties officeooo:rsid="013eea96"/>
    </style:style>
    <style:style style:name="T60" style:family="text">
      <style:text-properties officeooo:rsid="013f5f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3" text:outline-level="2">2.<text:span text:style-name="T12">2</text:span>. Prueba de <text:span text:style-name="T12">interfaz</text:span></text:h>
      <text:p text:style-name="P1">La estrategia global consiste en <text:span text:style-name="T13">encontrar errores relacionados con mecanismos de interfaz específicos,</text:span><text:span text:style-name="T3"> con la semántica de navegación de la interfaz, </text:span><text:span text:style-name="T5">con</text:span><text:span text:style-name="T3"> la funcionalidad de la </text:span><text:span text:style-name="T4">plataforma web</text:span><text:span text:style-name="T3"> o </text:span><text:span text:style-name="T5">con </text:span><text:span text:style-name="T3">el depsliegue de </text:span><text:span text:style-name="T4">su </text:span><text:span text:style-name="T3">contenido. </text:span><text:span text:style-name="T6">Los pasos que se van a seguir son:</text:span></text:p>
      <text:p text:style-name="P1"/>
      <text:list xml:id="list3687352900837974668" text:style-name="L1">
        <text:list-item>
          <text:p text:style-name="P184">Se prueban las características de la interfaz para garantizar que las reglas de diseño, estética y contenido visual estén disponibles sin error para el usuario mediante una revisión visual.</text:p>
        </text:list-item>
        <text:list-item>
          <text:p text:style-name="P184">Los componentes de la interfaz se prueban de manera análoga a una prueba de unidad (verificación).</text:p>
        </text:list-item>
      </text:list>
      <text:p text:style-name="P2">Para encontrar los errores, se realizarán las siguientes pruebas en función del componente de la interfaz:</text:p>
      <text:list xml:id="list4870897584393370987" text:style-name="L2">
        <text:list-item>
          <text:p text:style-name="P185">Vínculos</text:p>
          <text:p text:style-name="P186">Se construye una lista con todos los vínculos y se ejecuta cada uno individualmente.</text:p>
        </text:list-item>
        <text:list-item>
          <text:p text:style-name="P190"><text:span text:style-name="T9">F</text:span><text:span text:style-name="T8">ormularios</text:span></text:p>
          <text:p text:style-name="P185">Se comprueban las siguientes preguntas:</text:p>
          <text:list>
            <text:list-item>
              <text:p text:style-name="P185">Las etiquetas identifican correctamente los campos dentro del formulario.</text:p>
            </text:list-item>
            <text:list-item>
              <text:p text:style-name="P185">Los campos obligatorios se identifican visualmente para el usuario. </text:p>
            </text:list-item>
            <text:list-item>
              <text:p text:style-name="P185">El servidor recibe toda la información contenida dentro del formulario, y ningún dato se pierde en la transmisión entre cliente y servidor. </text:p>
            </text:list-item>
            <text:list-item>
              <text:p text:style-name="P185">Se usan valores por defecto adecuados cuando el usuario no selecciona de un menú desplegable o conjunto de botones. </text:p>
            </text:list-item>
            <text:list-item>
              <text:p text:style-name="P185">Las funciones del navegador, como el retroceso, no corrompen la entrada de datos en el formulario. </text:p>
            </text:list-item>
            <text:list-item>
              <text:p text:style-name="P185">Los guiones que realizan la comprobación de errores en los datos ingresados funcionan de manera adecuada y proporcionan mensajes de error significativos. </text:p>
            </text:list-item>
            <text:list-item>
              <text:p text:style-name="P185">Los campos del formulario tienen ancho y tipos de datos adecuados. </text:p>
            </text:list-item>
            <text:list-item>
              <text:p text:style-name="P185">El formulario establece salvaguardas adecuadas que prohíben que el usuario ingrese cadenas de texto más largas que cierto máximo predefinido. </text:p>
            </text:list-item>
            <text:list-item>
              <text:p text:style-name="P190"><text:soft-page-break/><text:span text:style-name="T8">Todas las opciones para menús desplegables se ordenan y especifican en forma significativa para el usuario final. </text:span></text:p>
            </text:list-item>
            <text:list-item>
              <text:p text:style-name="P185">Las características de autocompletado del navegador no conducen a errores en la entrada de datos. </text:p>
            </text:list-item>
          </text:list>
        </text:list-item>
        <text:list-item>
          <text:p text:style-name="P191"><text:span text:style-name="T8">Ventanas </text:span><text:span text:style-name="T10">pop-up</text:span></text:p>
          <text:p text:style-name="P187">Se plantean las siguientes cuestiones:</text:p>
          <text:list>
            <text:list-item>
              <text:p text:style-name="P192"><text:span text:style-name="T11">El </text:span><text:span text:style-name="T10">pop-up</text:span><text:span text:style-name="T11"> tiene el tamaño y posición adecuadas. </text:span></text:p>
            </text:list-item>
            <text:list-item>
              <text:p text:style-name="P192"><text:span text:style-name="T11">El </text:span><text:span text:style-name="T10">pop-up</text:span><text:span text:style-name="T11"> no cubre la ventana de la webapp original </text:span></text:p>
            </text:list-item>
            <text:list-item>
              <text:p text:style-name="P192"><text:span text:style-name="T11">El diseño estético del </text:span><text:span text:style-name="T10">pop-up</text:span><text:span text:style-name="T11"> es consistente con el diseño estético de la interfaz. </text:span></text:p>
            </text:list-item>
            <text:list-item>
              <text:p text:style-name="P187">Las barras de desplazamiento y otros elementos similares se ubican y funcionan de manera adecuada.</text:p>
            </text:list-item>
          </text:list>
        </text:list-item>
        <text:list-item>
          <text:p text:style-name="P193">Cookies</text:p>
          <text:p text:style-name="P194"><text:span text:style-name="T37">En el lado servidor, se debe probar que una </text:span><text:span text:style-name="T15">cookie</text:span><text:span text:style-name="T37"> se construyó adecuadamente y que se transmitió de manera adecuada al lado cliente cuando se solicitó el contenido. Se debe probar también, la persistencia adecuada de la </text:span><text:span text:style-name="T15">cookie</text:span><text:span text:style-name="T37"> para probar que su fecha de expiración es correcta.</text:span></text:p>
          <text:p text:style-name="P195"><text:span text:style-name="T37">Se realiza una única comprobación de </text:span><text:span text:style-name="T15">cookies </text:span><text:span text:style-name="T37">al terminar el tercer incremento.</text:span></text:p>
        </text:list-item>
      </text:list>
      <text:list xml:id="list230509927679675" text:continue-list="list3687352900837974668" text:style-name="L1">
        <text:list-item>
          <text:p text:style-name="P196"><text:span text:style-name="T7">S</text:span><text:span text:style-name="T2">e realizan pruebas de usabilidad.</text:span></text:p>
          <text:p text:style-name="P188">Se evalúa el grado en el cual los usuarios pueden interactuar efectivamente con la <text:span text:style-name="T14">webapp</text:span> y el grado en que la <text:span text:style-name="T14">webapp</text:span> guía las acciones de usuario, proporciona retroalimentación significativa y refuerza un enfoque de interacción consistente, haciéndola amigable y facilitando la vida del usuario.</text:p>
          <text:p text:style-name="P189">En este caso, a pesar de que el ingeniero es quién contribuye al diseño de las pruebas de usabilidad, será una tercera persona quién las ejecute.</text:p>
          <text:p text:style-name="P189">Para realizar este tipo de pruebas, se fijan distintas categorías y objetivos de prueba, y se plantean preguntas en relación a las mismas:</text:p>
          <text:p text:style-name="P189"/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Categoría</text:p>
          </table:table-cell>
          <table:table-cell table:style-name="Table1.A1" office:value-type="string">
            <text:p text:style-name="P13">Pregunta</text:p>
          </table:table-cell>
        </table:table-row>
        <table:table-row>
          <table:table-cell table:style-name="Table1.A2" office:value-type="string">
            <text:p text:style-name="P14">Interactividad</text:p>
          </table:table-cell>
          <table:table-cell table:style-name="Table1.B2" office:value-type="string">
            <text:p text:style-name="P16">¿Los mecanismos de interacción (por ejemplo, menús desplegables, botones, punteros) son fáciles de entender y usar?</text:p>
          </table:table-cell>
        </table:table-row>
        <table:table-row>
          <table:table-cell table:style-name="Table1.A2" office:value-type="string">
            <text:p text:style-name="P14">Plantilla</text:p>
          </table:table-cell>
          <table:table-cell table:style-name="Table1.B2" office:value-type="string">
            <text:p text:style-name="P16">¿Los mecanismos de navegación, contenido y funciones se colocan de forma que el usuario pueda encontrarlos <text:soft-page-break/>rápidamente?</text:p>
          </table:table-cell>
        </table:table-row>
        <table:table-row>
          <table:table-cell table:style-name="Table1.A2" table:number-rows-spanned="2" office:value-type="string">
            <text:p text:style-name="P14">Legibilidad</text:p>
          </table:table-cell>
          <table:table-cell table:style-name="Table1.B2" office:value-type="string">
            <text:p text:style-name="P16">¿El texto está bien escrito y es comprensible?</text:p>
          </table:table-cell>
        </table:table-row>
        <table:table-row>
          <table:covered-table-cell/>
          <table:table-cell table:style-name="Table1.B2" office:value-type="string">
            <text:p text:style-name="P16">¿Las representaciones gráficas se entienden con facilidad?</text:p>
          </table:table-cell>
        </table:table-row>
        <table:table-row>
          <table:table-cell table:style-name="Table1.A2" table:number-rows-spanned="2" office:value-type="string">
            <text:p text:style-name="P14">Estética</text:p>
          </table:table-cell>
          <table:table-cell table:style-name="Table1.B2" office:value-type="string">
            <text:p text:style-name="P16">¿La plantilla, color, fuente y características relacionadas facilitan el uso?</text:p>
          </table:table-cell>
        </table:table-row>
        <table:table-row>
          <table:covered-table-cell/>
          <table:table-cell table:style-name="Table1.B2" office:value-type="string">
            <text:p text:style-name="P16">¿Los usuarios “se sienten cómodos” con la apariencia y el sentimiento que transmite la <text:span text:style-name="T14">webapp?</text:span></text:p>
          </table:table-cell>
        </table:table-row>
        <table:table-row>
          <table:table-cell table:style-name="Table1.A2" office:value-type="string">
            <text:p text:style-name="P15">Características de despliegue</text:p>
          </table:table-cell>
          <table:table-cell table:style-name="Table1.B2" office:value-type="string">
            <text:p text:style-name="P17">¿La <text:span text:style-name="T14">webapp </text:span>usa de manera óptima el tamaño y la resolución de la pantalla?</text:p>
          </table:table-cell>
        </table:table-row>
        <table:table-row>
          <table:table-cell table:style-name="Table1.A2" office:value-type="string">
            <text:p text:style-name="P15">Sensibilidad temporal</text:p>
          </table:table-cell>
          <table:table-cell table:style-name="Table1.B2" office:value-type="string">
            <text:p text:style-name="P17">¿Las características, funciones y contenido importantes pueden usarse de forma oportuna?</text:p>
          </table:table-cell>
        </table:table-row>
        <table:table-row>
          <table:table-cell table:style-name="Table1.A2" office:value-type="string">
            <text:p text:style-name="P15">Personalización</text:p>
          </table:table-cell>
          <table:table-cell table:style-name="Table1.B2" office:value-type="string">
            <text:p text:style-name="P17">¿La <text:span text:style-name="T14">webapp</text:span> se adapta a las necesidades específicas de diferentes categorías de usuario o de usuarios individuales?</text:p>
          </table:table-cell>
        </table:table-row>
        <table:table-row>
          <table:table-cell table:style-name="Table1.A2" office:value-type="string">
            <text:p text:style-name="P15">Accesibilidad</text:p>
          </table:table-cell>
          <table:table-cell table:style-name="Table1.B2" office:value-type="string">
            <text:p text:style-name="P17">¿La <text:span text:style-name="T14">webapp </text:span>es accesible a personas que tienen discapacidades?</text:p>
          </table:table-cell>
        </table:table-row>
      </table:table>
      <text:list xml:id="list230510176724459" text:continue-numbering="true" text:style-name="L1">
        <text:list-header>
          <text:p text:style-name="P183"/>
        </text:list-header>
      </text:list>
      <text:p text:style-name="P3">La prueba de usabilidad sólo se realizará en el último incremento.</text:p>
      <text:h text:style-name="P234" text:outline-level="2">2.1. Incremento 1</text:h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float" office:value="0">
            <text:p text:style-name="P18">P-00<text:span text:style-name="T16">7</text:span></text:p>
          </table:table-cell>
          <table:table-cell table:style-name="Table4.B1" table:number-columns-spanned="2" office:value-type="float" office:value="0">
            <text:list xml:id="list230508675161693" text:continue-numbering="true" text:style-name="L1">
              <text:list-header>
                <text:p text:style-name="P197">Se prueban las características de la interfaz para garantizar que las reglas de diseño, estética y contenido visual estén disponibles sin error para el usuario mediante una revisión visual.</text:p>
              </text:list-header>
            </text:list>
          </table:table-cell>
          <table:covered-table-cell/>
        </table:table-row>
        <table:table-row>
          <table:table-cell table:style-name="Table4.A2" table:number-rows-spanned="3" office:value-type="float" office:value="0">
            <text:p text:style-name="P21">Evaluación por página</text:p>
          </table:table-cell>
          <table:table-cell table:style-name="Table4.B4" office:value-type="string">
            <text:p text:style-name="P50">inicio.html</text:p>
          </table:table-cell>
          <table:table-cell table:style-name="Table4.C4" office:value-type="string">
            <text:p text:style-name="P171">Correcta</text:p>
          </table:table-cell>
        </table:table-row>
        <table:table-row>
          <table:covered-table-cell/>
          <table:table-cell table:style-name="Table4.B4" office:value-type="string">
            <text:p text:style-name="P50">pacientesResultados.html</text:p>
          </table:table-cell>
          <table:table-cell table:style-name="Table4.C4" office:value-type="string">
            <text:p text:style-name="P171">Correcta</text:p>
          </table:table-cell>
        </table:table-row>
        <table:table-row>
          <table:covered-table-cell/>
          <table:table-cell table:style-name="Table4.B4" office:value-type="string">
            <text:p text:style-name="P53">cuestionarioPacientes.html</text:p>
          </table:table-cell>
          <table:table-cell table:style-name="Table4.C4" office:value-type="string">
            <text:p text:style-name="P172">Correcta</text:p>
          </table:table-cell>
        </table:table-row>
      </table:table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18">P-00<text:span text:style-name="T16">8</text:span></text:p>
          </table:table-cell>
          <table:table-cell table:style-name="Table2.B1" table:number-columns-spanned="2" office:value-type="float" office:value="0">
            <text:list xml:id="list230510163072301" text:continue-numbering="true" text:style-name="L1">
              <text:list-header>
                <text:p text:style-name="P200">Se realiza una prueba de unidad concreta (verificación) para cada componente de la interfaz. <text:span text:style-name="T1">Anexo</text:span></text:p>
              </text:list-header>
            </text:list>
          </table:table-cell>
          <table:covered-table-cell/>
        </table:table-row>
        <table:table-row table:style-name="Table2.2">
          <table:table-cell table:style-name="Table2.A2" table:number-rows-spanned="2" office:value-type="float" office:value="0">
            <text:p text:style-name="P21">Evaluación por página</text:p>
          </table:table-cell>
          <table:table-cell table:style-name="Table2.B2" office:value-type="string">
            <text:p text:style-name="P50">pacientesResultados.html</text:p>
          </table:table-cell>
          <table:table-cell table:style-name="Table2.C2" office:value-type="string">
            <text:p text:style-name="P171">Correcta</text:p>
          </table:table-cell>
        </table:table-row>
        <table:table-row>
          <table:covered-table-cell/>
          <table:table-cell table:style-name="Table2.B3" office:value-type="string">
            <text:p text:style-name="P53">cuestionarioPacientes.html</text:p>
          </table:table-cell>
          <table:table-cell table:style-name="Table2.C3" office:value-type="string">
            <text:p text:style-name="P172">Correcta</text:p>
          </table:table-cell>
        </table:table-row>
      </table:table>
      <text:p text:style-name="P24"/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float" office:value="0">
            <text:list xml:id="list230509879832491" text:continue-numbering="true" text:style-name="L1">
              <text:list-header>
                <text:p text:style-name="P237"><text:span text:style-name="T19">Anexo </text:span>P-00<text:span text:style-name="T16">8</text:span>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float" office:value="0">
            <text:list xml:id="list230509801055302" text:continue-numbering="true" text:style-name="L1">
              <text:list-header>
                <text:p text:style-name="P203">Página</text:p>
              </text:list-header>
            </text:list>
          </table:table-cell>
          <table:table-cell table:style-name="Table3.A2" office:value-type="float" office:value="0">
            <text:list xml:id="list230510189869759" text:continue-numbering="true" text:style-name="L1">
              <text:list-header>
                <text:p text:style-name="P203">Vínculos</text:p>
              </text:list-header>
            </text:list>
          </table:table-cell>
          <table:table-cell table:style-name="Table3.C2" office:value-type="float" office:value="0">
            <text:list xml:id="list230509508919678" text:continue-numbering="true" text:style-name="L1">
              <text:list-header>
                <text:p text:style-name="P203">Evaluación</text:p>
              </text:list-header>
            </text:list>
          </table:table-cell>
        </table:table-row>
        <table:table-row table:style-name="Table3.3">
          <table:table-cell table:style-name="Table3.A6" table:number-rows-spanned="4" office:value-type="string">
            <text:p text:style-name="P50">pacientesResultados.html</text:p>
          </table:table-cell>
          <table:table-cell table:style-name="Table3.B3" office:value-type="string">
            <text:p text:style-name="P55">Hacer el test</text:p>
          </table:table-cell>
          <table:table-cell table:style-name="Table3.C3" office:value-type="string">
            <text:p text:style-name="P55">Correcta</text:p>
          </table:table-cell>
        </table:table-row>
        <table:table-row>
          <table:covered-table-cell/>
          <table:table-cell table:style-name="Table3.B4" office:value-type="string">
            <text:p text:style-name="P55">Filtrar</text:p>
          </table:table-cell>
          <table:table-cell table:style-name="Table3.C4" office:value-type="string">
            <text:p text:style-name="P55">Correcta</text:p>
          </table:table-cell>
        </table:table-row>
        <table:table-row>
          <table:covered-table-cell/>
          <table:table-cell table:style-name="Table3.B5" office:value-type="string">
            <text:p text:style-name="P55">Ver información psicólogo</text:p>
          </table:table-cell>
          <table:table-cell table:style-name="Table3.C5" office:value-type="string">
            <text:p text:style-name="P55">Correcta</text:p>
          </table:table-cell>
        </table:table-row>
        <table:table-row>
          <table:covered-table-cell/>
          <table:table-cell table:style-name="Table3.B6" office:value-type="string">
            <text:p text:style-name="P263">Pedir cita</text:p>
          </table:table-cell>
          <table:table-cell table:style-name="Table3.C6" office:value-type="string">
            <text:p text:style-name="P55">Correcta</text:p>
          </table:table-cell>
        </table:table-row>
        <table:table-row>
          <table:table-cell table:style-name="Table3.A8" table:number-rows-spanned="2" office:value-type="string">
            <text:p text:style-name="P54">cuestionarioPacientes.html</text:p>
          </table:table-cell>
          <table:table-cell table:style-name="Table3.B7" office:value-type="string">
            <text:p text:style-name="P55">Siguiente</text:p>
          </table:table-cell>
          <table:table-cell table:style-name="Table3.C7" office:value-type="string">
            <text:p text:style-name="P55">Correcta</text:p>
          </table:table-cell>
        </table:table-row>
        <table:table-row>
          <table:covered-table-cell/>
          <table:table-cell table:style-name="Table3.B8" office:value-type="string">
            <text:p text:style-name="P55">Enviar</text:p>
          </table:table-cell>
          <table:table-cell table:style-name="Table3.C8" office:value-type="string">
            <text:p text:style-name="P55">Correcta</text:p>
          </table:table-cell>
        </table:table-row>
      </table:table>
      <text:p text:style-name="P24"/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float" office:value="0">
            <text:list xml:id="list230508932591611" text:continue-numbering="true" text:style-name="L1">
              <text:list-header>
                <text:p text:style-name="P237"><text:span text:style-name="T20">Anexo </text:span>P-00<text:span text:style-name="T16">8</text:span></text:p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float" office:value="0">
            <text:list xml:id="list230509485546407" text:continue-numbering="true" text:style-name="L1">
              <text:list-header>
                <text:p text:style-name="P204">Página</text:p>
              </text:list-header>
            </text:list>
          </table:table-cell>
          <table:table-cell table:style-name="Table5.A2" office:value-type="float" office:value="0">
            <text:list xml:id="list230508509836506" text:continue-numbering="true" text:style-name="L1">
              <text:list-header>
                <text:p text:style-name="P219">Formulario</text:p>
              </text:list-header>
            </text:list>
          </table:table-cell>
          <table:table-cell table:style-name="Table5.C2" office:value-type="float" office:value="0">
            <text:list xml:id="list230510386493352" text:continue-numbering="true" text:style-name="L1">
              <text:list-header>
                <text:p text:style-name="P204">Evaluación</text:p>
              </text:list-header>
            </text:list>
          </table:table-cell>
        </table:table-row>
        <table:table-row table:style-name="Table5.3">
          <table:table-cell table:style-name="Table5.A12" table:number-rows-spanned="10" office:value-type="string">
            <text:p text:style-name="P51">pacientesResultados.html</text:p>
          </table:table-cell>
          <table:table-cell table:style-name="Table5.B3" office:value-type="string">
            <text:p text:style-name="P69">Las etiquetas identifican correctamente los campos dentro del formulario. </text:p>
          </table:table-cell>
          <table:table-cell table:style-name="Table5.C3" office:value-type="string">
            <text:p text:style-name="P56">Correcta</text:p>
          </table:table-cell>
        </table:table-row>
        <table:table-row table:style-name="Table5.3">
          <table:covered-table-cell/>
          <table:table-cell table:style-name="Table5.B4" office:value-type="string">
            <text:p text:style-name="P69">Los campos obligatorios se identifican visualmente para el usuario. </text:p>
          </table:table-cell>
          <table:table-cell table:style-name="Table5.C4" office:value-type="string">
            <text:p text:style-name="P151">No aplica</text:p>
          </table:table-cell>
        </table:table-row>
        <table:table-row table:style-name="Table5.3">
          <table:covered-table-cell/>
          <table:table-cell table:style-name="Table5.B5" office:value-type="string">
            <text:p text:style-name="P69">El servidor recibe toda la información contenida dentro del formulario, y ningún dato se pierde en la transmisión entre cliente y servidor.</text:p>
          </table:table-cell>
          <table:table-cell table:style-name="Table5.C5" office:value-type="string">
            <text:p text:style-name="P56">Correcta</text:p>
          </table:table-cell>
        </table:table-row>
        <table:table-row table:style-name="Table5.3">
          <table:covered-table-cell/>
          <table:table-cell table:style-name="Table5.B6" office:value-type="string">
            <text:p text:style-name="P69">Se usan valores por defecto adecuados cuando el usuario no selecciona de un menú desplegable o conjunto de botones. </text:p>
          </table:table-cell>
          <table:table-cell table:style-name="Table5.C6" office:value-type="string">
            <text:p text:style-name="P173">Correcta</text:p>
          </table:table-cell>
        </table:table-row>
        <table:table-row table:style-name="Table5.3">
          <table:covered-table-cell/>
          <table:table-cell table:style-name="Table5.B7" office:value-type="string">
            <text:p text:style-name="P69">Las funciones del navegador, como el retroceso, no corrompen la entrada de datos en el formulario.</text:p>
          </table:table-cell>
          <table:table-cell table:style-name="Table5.C7" office:value-type="string">
            <text:p text:style-name="P76">Correcta</text:p>
          </table:table-cell>
        </table:table-row>
        <table:table-row table:style-name="Table5.3">
          <table:covered-table-cell/>
          <table:table-cell table:style-name="Table5.B8" office:value-type="string">
            <text:p text:style-name="P69">Los guiones que realizan la comprobación de errores en los datos ingresados funcionan de manera adecuada y proporcionan mensajes de error significativos. </text:p>
          </table:table-cell>
          <table:table-cell table:style-name="Table5.C8" office:value-type="string">
            <text:p text:style-name="P76">No aplica</text:p>
          </table:table-cell>
        </table:table-row>
        <table:table-row table:style-name="Table5.3">
          <table:covered-table-cell/>
          <table:table-cell table:style-name="Table5.B9" office:value-type="string">
            <text:p text:style-name="P69">Los campos del formulario tienen ancho y tipos de datos adecuados.</text:p>
          </table:table-cell>
          <table:table-cell table:style-name="Table5.C9" office:value-type="string">
            <text:p text:style-name="P76">Correcta</text:p>
          </table:table-cell>
        </table:table-row>
        <table:table-row table:style-name="Table5.3">
          <table:covered-table-cell/>
          <table:table-cell table:style-name="Table5.B10" office:value-type="string">
            <text:p text:style-name="P69">El formulario establece salvaguardas adecuadas que prohíben que el usuario ingrese cadenas de texto más largas que cierto máximo predefinido. </text:p>
          </table:table-cell>
          <table:table-cell table:style-name="Table5.C10" office:value-type="string">
            <text:p text:style-name="P77">No aplica</text:p>
          </table:table-cell>
        </table:table-row>
        <table:table-row table:style-name="Table5.3">
          <table:covered-table-cell/>
          <table:table-cell table:style-name="Table5.B11" office:value-type="string">
            <text:p text:style-name="P69">Todas las opciones para menús desplegables se ordenan y especifican en forma significativa para el usuario final.</text:p>
          </table:table-cell>
          <table:table-cell table:style-name="Table5.C11" office:value-type="string">
            <text:p text:style-name="P82">No aplica</text:p>
          </table:table-cell>
        </table:table-row>
        <table:table-row table:style-name="Table5.3">
          <table:covered-table-cell/>
          <table:table-cell table:style-name="Table5.B12" office:value-type="string">
            <text:p text:style-name="P69">Las características de autocompletado del navegador no conducen a errores en la entrada de datos.</text:p>
          </table:table-cell>
          <table:table-cell table:style-name="Table5.C12" office:value-type="string">
            <text:p text:style-name="P82">No aplica</text:p>
          </table:table-cell>
        </table:table-row>
      </table:table>
      <text:p text:style-name="P25"/>
      <text:p text:style-name="P35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float" office:value="0">
            <text:list xml:id="list230508653690990" text:continue-numbering="true" text:style-name="L1">
              <text:list-header>
                <text:p text:style-name="P238"><text:span text:style-name="T20">Anexo </text:span>P-0<text:span text:style-name="T36">08</text:span></text:p>
              </text:list-header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float" office:value="0">
            <text:list xml:id="list230509657870807" text:continue-numbering="true" text:style-name="L1">
              <text:list-header>
                <text:p text:style-name="P205">Página</text:p>
              </text:list-header>
            </text:list>
          </table:table-cell>
          <table:table-cell table:style-name="Table12.A2" office:value-type="float" office:value="0">
            <text:list xml:id="list230508928629081" text:continue-numbering="true" text:style-name="L1">
              <text:list-header>
                <text:p text:style-name="P226">Pop-up: <text:span text:style-name="T36">Confirmación Hacer el test</text:span></text:p>
              </text:list-header>
            </text:list>
          </table:table-cell>
          <table:table-cell table:style-name="Table12.C2" office:value-type="float" office:value="0">
            <text:list xml:id="list230509805397394" text:continue-numbering="true" text:style-name="L1">
              <text:list-header>
                <text:p text:style-name="P205">Evaluación</text:p>
              </text:list-header>
            </text:list>
          </table:table-cell>
        </table:table-row>
        <text:soft-page-break/>
        <table:table-row table:style-name="Table12.3">
          <table:table-cell table:style-name="Table12.A6" table:number-rows-spanned="4" office:value-type="string">
            <text:p text:style-name="P117">pacientes<text:span text:style-name="T36">Resultados</text:span>.html</text:p>
          </table:table-cell>
          <table:table-cell table:style-name="Table12.B3" office:value-type="string">
            <text:p text:style-name="P7"><text:span text:style-name="T11">El </text:span><text:span text:style-name="T10">pop-up</text:span><text:span text:style-name="T11"> tiene el tamaño y posición adecuadas. </text:span></text:p>
          </table:table-cell>
          <table:table-cell table:style-name="Table12.C3" office:value-type="string">
            <text:p text:style-name="P59">Correcta</text:p>
          </table:table-cell>
        </table:table-row>
        <table:table-row table:style-name="Table12.3">
          <table:covered-table-cell/>
          <table:table-cell table:style-name="Table12.B4" office:value-type="string">
            <text:p text:style-name="P7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2.C4" office:value-type="string">
            <text:p text:style-name="P159">Correcta</text:p>
          </table:table-cell>
        </table:table-row>
        <table:table-row table:style-name="Table12.3">
          <table:covered-table-cell/>
          <table:table-cell table:style-name="Table12.B5" office:value-type="string">
            <text:p text:style-name="P7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2.C5" office:value-type="string">
            <text:p text:style-name="P59">Correcta</text:p>
          </table:table-cell>
        </table:table-row>
        <table:table-row table:style-name="Table12.3">
          <table:covered-table-cell/>
          <table:table-cell table:style-name="Table12.B6" office:value-type="string">
            <text:p text:style-name="P165">Las barras de desplazamiento y otros elementos similares se ubican y funcionan de manera adecuada.</text:p>
          </table:table-cell>
          <table:table-cell table:style-name="Table12.C6" office:value-type="string">
            <text:p text:style-name="P92">No aplica</text:p>
          </table:table-cell>
        </table:table-row>
      </table:table>
      <text:h text:style-name="P235" text:outline-level="2">2.<text:span text:style-name="T17">2</text:span>. Incremento <text:span text:style-name="T17">2</text:span></text:h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float" office:value="0">
            <text:p text:style-name="P19">P-0<text:span text:style-name="T18">17</text:span></text:p>
          </table:table-cell>
          <table:table-cell table:style-name="Table6.B1" table:number-columns-spanned="2" office:value-type="float" office:value="0">
            <text:list xml:id="list230509570907836" text:continue-numbering="true" text:style-name="L1">
              <text:list-header>
                <text:p text:style-name="P198">Se prueban las características de la interfaz para garantizar que las reglas de diseño, estética y contenido visual estén disponibles sin error para el usuario mediante una revisión visual.</text:p>
              </text:list-header>
            </text:list>
          </table:table-cell>
          <table:covered-table-cell/>
        </table:table-row>
        <table:table-row>
          <table:table-cell table:style-name="Table6.A2" table:number-rows-spanned="5" office:value-type="float" office:value="0">
            <text:p text:style-name="P22">Evaluación por página</text:p>
          </table:table-cell>
          <table:table-cell table:style-name="Table6.B6" office:value-type="string">
            <text:p text:style-name="P89">pacientesModificar.html</text:p>
          </table:table-cell>
          <table:table-cell table:style-name="Table6.C6" office:value-type="string">
            <text:p text:style-name="P178">Correcto</text:p>
          </table:table-cell>
        </table:table-row>
        <table:table-row>
          <table:covered-table-cell/>
          <table:table-cell table:style-name="Table6.B6" office:value-type="string">
            <text:p text:style-name="P89">registroPacientes.html</text:p>
          </table:table-cell>
          <table:table-cell table:style-name="Table6.C6" office:value-type="string">
            <text:p text:style-name="P178">Correcto</text:p>
          </table:table-cell>
        </table:table-row>
        <table:table-row>
          <table:covered-table-cell/>
          <table:table-cell table:style-name="Table6.B6" office:value-type="string">
            <text:p text:style-name="P89">psicologoPerfil.html</text:p>
          </table:table-cell>
          <table:table-cell table:style-name="Table6.C6" office:value-type="string">
            <text:p text:style-name="P178">Correcto</text:p>
          </table:table-cell>
        </table:table-row>
        <table:table-row>
          <table:covered-table-cell/>
          <table:table-cell table:style-name="Table6.B6" office:value-type="string">
            <text:p text:style-name="P89">psicologosModificar.html</text:p>
          </table:table-cell>
          <table:table-cell table:style-name="Table6.C6" office:value-type="string">
            <text:p text:style-name="P178">Correcto</text:p>
          </table:table-cell>
        </table:table-row>
        <table:table-row>
          <table:covered-table-cell/>
          <table:table-cell table:style-name="Table6.B6" office:value-type="string">
            <text:p text:style-name="P89">registroPsicologo.html</text:p>
          </table:table-cell>
          <table:table-cell table:style-name="Table6.C6" office:value-type="string">
            <text:p text:style-name="P178">Correcto</text:p>
          </table:table-cell>
        </table:table-row>
      </table:table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float" office:value="0">
            <text:p text:style-name="P19">P-0<text:span text:style-name="T18">18</text:span></text:p>
          </table:table-cell>
          <table:table-cell table:style-name="Table7.B1" table:number-columns-spanned="2" office:value-type="float" office:value="0">
            <text:list xml:id="list230509888746849" text:continue-numbering="true" text:style-name="L1">
              <text:list-header>
                <text:p text:style-name="P201">Se realiza una prueba de unidad concreta (verificación) para cada componente de la interfaz. <text:span text:style-name="T1">Anexo</text:span></text:p>
              </text:list-header>
            </text:list>
          </table:table-cell>
          <table:covered-table-cell/>
        </table:table-row>
        <table:table-row table:style-name="Table7.2">
          <table:table-cell table:style-name="Table7.A2" table:number-rows-spanned="7" office:value-type="float" office:value="0">
            <text:p text:style-name="P22">Evaluación por página</text:p>
          </table:table-cell>
          <table:table-cell table:style-name="Table7.B2" office:value-type="string">
            <text:p text:style-name="P89">pacientesModificar.html</text:p>
          </table:table-cell>
          <table:table-cell table:style-name="Table7.C2" office:value-type="string">
            <text:p text:style-name="P179">Correcta</text:p>
          </table:table-cell>
        </table:table-row>
        <table:table-row>
          <table:covered-table-cell/>
          <table:table-cell table:style-name="Table7.B7" office:value-type="string">
            <text:p text:style-name="P89">registroPacientes.html</text:p>
          </table:table-cell>
          <table:table-cell table:style-name="Table7.C7" office:value-type="string">
            <text:p text:style-name="P179">Correcta</text:p>
          </table:table-cell>
        </table:table-row>
        <table:table-row>
          <table:covered-table-cell/>
          <table:table-cell table:style-name="Table7.B7" office:value-type="string">
            <text:p text:style-name="P89">psicologoPerfil.html</text:p>
          </table:table-cell>
          <table:table-cell table:style-name="Table7.C7" office:value-type="string">
            <text:p text:style-name="P179">Correcta</text:p>
          </table:table-cell>
        </table:table-row>
        <table:table-row>
          <table:covered-table-cell/>
          <table:table-cell table:style-name="Table7.B7" office:value-type="string">
            <text:p text:style-name="P89">psicologosModificar.html</text:p>
          </table:table-cell>
          <table:table-cell table:style-name="Table7.C7" office:value-type="string">
            <text:p text:style-name="P180">Correcta</text:p>
          </table:table-cell>
        </table:table-row>
        <table:table-row>
          <table:covered-table-cell/>
          <table:table-cell table:style-name="Table7.B7" office:value-type="string">
            <text:p text:style-name="P89">registroPsicologo.html</text:p>
          </table:table-cell>
          <table:table-cell table:style-name="Table7.C7" office:value-type="string">
            <text:p text:style-name="P179">Correcta</text:p>
          </table:table-cell>
        </table:table-row>
        <table:table-row>
          <table:covered-table-cell/>
          <table:table-cell table:style-name="Table7.B7" office:value-type="string">
            <text:p text:style-name="P170"><text:span text:style-name="T27">p</text:span>acientesResultados.html</text:p>
          </table:table-cell>
          <table:table-cell table:style-name="Table7.C7" office:value-type="string">
            <text:p text:style-name="P179">Correcta</text:p>
          </table:table-cell>
        </table:table-row>
        <table:table-row>
          <table:covered-table-cell/>
          <table:table-cell table:style-name="Table7.B8" office:value-type="string">
            <text:p text:style-name="P100"><text:span text:style-name="T31">i</text:span>nicio.html</text:p>
          </table:table-cell>
          <table:table-cell table:style-name="Table7.C8" office:value-type="string">
            <text:p text:style-name="P179">Correcta</text:p>
          </table:table-cell>
        </table:table-row>
      </table:table>
      <text:p text:style-name="P26"/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float" office:value="0">
            <text:list xml:id="list230510317686046" text:continue-numbering="true" text:style-name="L1">
              <text:list-header>
                <text:p text:style-name="P239"><text:span text:style-name="T19">Anexo </text:span>P-0<text:span text:style-name="T21">18</text:span></text:p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float" office:value="0">
            <text:list xml:id="list230510050887470" text:continue-numbering="true" text:style-name="L1">
              <text:list-header>
                <text:p text:style-name="P206">Página</text:p>
              </text:list-header>
            </text:list>
          </table:table-cell>
          <table:table-cell table:style-name="Table8.A2" office:value-type="float" office:value="0">
            <text:list xml:id="list230508675679117" text:continue-numbering="true" text:style-name="L1">
              <text:list-header>
                <text:p text:style-name="P206">Vínculos</text:p>
              </text:list-header>
            </text:list>
          </table:table-cell>
          <table:table-cell table:style-name="Table8.C2" office:value-type="float" office:value="0">
            <text:list xml:id="list230508499698064" text:continue-numbering="true" text:style-name="L1">
              <text:list-header>
                <text:p text:style-name="P206">Evaluación</text:p>
              </text:list-header>
            </text:list>
          </table:table-cell>
        </table:table-row>
        <table:table-row table:style-name="Table8.3">
          <table:table-cell table:style-name="Table8.A10" table:number-rows-spanned="8" office:value-type="string">
            <text:p text:style-name="P103">inicio.html</text:p>
          </table:table-cell>
          <table:table-cell table:style-name="Table8.B10" office:value-type="string">
            <text:p text:style-name="P103">Registrar</text:p>
          </table:table-cell>
          <table:table-cell table:style-name="Table8.C10" office:value-type="string">
            <text:p text:style-name="P103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111">Inicio</text:p>
          </table:table-cell>
          <table:table-cell table:style-name="Table8.C10" office:value-type="string">
            <text:p text:style-name="P111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111">Resultados</text:p>
          </table:table-cell>
          <table:table-cell table:style-name="Table8.C10" office:value-type="string">
            <text:p text:style-name="P111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108">Perfil &gt; Modificar mis datos <text:span text:style-name="T33">(Paciente)</text:span></text:p>
          </table:table-cell>
          <table:table-cell table:style-name="Table8.C10" office:value-type="string">
            <text:p text:style-name="P108">Correcto</text:p>
          </table:table-cell>
        </table:table-row>
        <table:table-row table:style-name="Table8.3">
          <table:covered-table-cell/>
          <table:table-cell table:style-name="Table8.B7" office:value-type="string">
            <text:p text:style-name="P109">Perfil &gt; Salir <text:span text:style-name="T34">(Paciente)</text:span></text:p>
          </table:table-cell>
          <table:table-cell table:style-name="Table8.C7" office:value-type="string">
            <text:p text:style-name="P110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112">Perfil &gt; Cómo me ven</text:p>
          </table:table-cell>
          <table:table-cell table:style-name="Table8.C10" office:value-type="string">
            <text:p text:style-name="P112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112">Perfil &gt; Modificar mis datos <text:span text:style-name="T33">(Psicólogo)</text:span></text:p>
          </table:table-cell>
          <table:table-cell table:style-name="Table8.C10" office:value-type="string">
            <text:p text:style-name="P112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109">Perfil &gt; Salir <text:span text:style-name="T34">(Psicólogo)</text:span></text:p>
          </table:table-cell>
          <table:table-cell table:style-name="Table8.C10" office:value-type="string">
            <text:p text:style-name="P110">Correcto</text:p>
          </table:table-cell>
        </table:table-row>
        <table:table-row>
          <table:table-cell table:style-name="Table8.A13" table:number-rows-spanned="3" office:value-type="string">
            <text:p text:style-name="P102">registroPacientes.html</text:p>
          </table:table-cell>
          <table:table-cell table:style-name="Table8.B11" office:value-type="string">
            <text:p text:style-name="P102">Enviar</text:p>
          </table:table-cell>
          <table:table-cell table:style-name="Table8.C11" office:value-type="string">
            <text:p text:style-name="P102">Correcto</text:p>
          </table:table-cell>
        </table:table-row>
        <table:table-row>
          <table:covered-table-cell/>
          <table:table-cell table:style-name="Table8.B22" office:value-type="string">
            <text:p text:style-name="P263">Pedir cita</text:p>
          </table:table-cell>
          <table:table-cell table:style-name="Table8.C22" office:value-type="string">
            <text:p text:style-name="P102">Correcto</text:p>
          </table:table-cell>
        </table:table-row>
        <table:table-row table:style-name="Table8.13">
          <table:covered-table-cell/>
          <table:table-cell table:style-name="Table8.B22" office:value-type="string">
            <text:p text:style-name="P102">Términos y condiciones de uso</text:p>
          </table:table-cell>
          <table:table-cell table:style-name="Table8.C22" office:value-type="string">
            <text:p text:style-name="P102">Correcto</text:p>
          </table:table-cell>
        </table:table-row>
        <table:table-row>
          <table:table-cell table:style-name="Table8.A18" table:number-rows-spanned="5" office:value-type="string">
            <text:p text:style-name="P29"><text:span text:style-name="T23">r</text:span>egistroPsicologo.html</text:p>
          </table:table-cell>
          <table:table-cell table:style-name="Table8.B22" office:value-type="string">
            <text:p text:style-name="P104">Siguiente 1</text:p>
          </table:table-cell>
          <table:table-cell table:style-name="Table8.C22" office:value-type="string">
            <text:p text:style-name="P104">Correcto</text:p>
          </table:table-cell>
        </table:table-row>
        <table:table-row>
          <table:covered-table-cell/>
          <table:table-cell table:style-name="Table8.B22" office:value-type="string">
            <text:p text:style-name="P102">Términos y condiciones de uso</text:p>
          </table:table-cell>
          <table:table-cell table:style-name="Table8.C22" office:value-type="string">
            <text:p text:style-name="P102">Correcto</text:p>
          </table:table-cell>
        </table:table-row>
        <table:table-row>
          <table:covered-table-cell/>
          <table:table-cell table:style-name="Table8.B22" office:value-type="string">
            <text:p text:style-name="P104">Siguiente <text:span text:style-name="T24">2</text:span></text:p>
          </table:table-cell>
          <table:table-cell table:style-name="Table8.C22" office:value-type="string">
            <text:p text:style-name="P104">Correcto</text:p>
          </table:table-cell>
        </table:table-row>
        <table:table-row>
          <table:covered-table-cell/>
          <table:table-cell table:style-name="Table8.B22" office:value-type="string">
            <text:p text:style-name="P105">Enviar</text:p>
          </table:table-cell>
          <table:table-cell table:style-name="Table8.C22" office:value-type="string">
            <text:p text:style-name="P105">Correcto</text:p>
          </table:table-cell>
        </table:table-row>
        <table:table-row>
          <table:covered-table-cell/>
          <table:table-cell table:style-name="Table8.B22" office:value-type="string">
            <text:p text:style-name="P106">Registrar</text:p>
          </table:table-cell>
          <table:table-cell table:style-name="Table8.C22" office:value-type="string">
            <text:p text:style-name="P106">Correcto</text:p>
          </table:table-cell>
        </table:table-row>
        <table:table-row>
          <table:table-cell table:style-name="Table8.A22" table:number-rows-spanned="4" office:value-type="string">
            <text:p text:style-name="P30"><text:span text:style-name="T27">p</text:span>acientesResultados.html</text:p>
          </table:table-cell>
          <table:table-cell table:style-name="Table8.B22" office:value-type="string">
            <text:p text:style-name="P107">Inicio</text:p>
          </table:table-cell>
          <table:table-cell table:style-name="Table8.C22" office:value-type="string">
            <text:p text:style-name="P107">Correcto</text:p>
          </table:table-cell>
        </table:table-row>
        <table:table-row>
          <table:covered-table-cell/>
          <table:table-cell table:style-name="Table8.B22" office:value-type="string">
            <text:p text:style-name="P108">Resultados</text:p>
          </table:table-cell>
          <table:table-cell table:style-name="Table8.C22" office:value-type="string">
            <text:p text:style-name="P108">Correcto</text:p>
          </table:table-cell>
        </table:table-row>
        <table:table-row>
          <table:covered-table-cell/>
          <table:table-cell table:style-name="Table8.B22" office:value-type="string">
            <text:p text:style-name="P108">Perfil &gt; Modificar mis datos</text:p>
          </table:table-cell>
          <table:table-cell table:style-name="Table8.C22" office:value-type="string">
            <text:p text:style-name="P108">Correcto</text:p>
          </table:table-cell>
        </table:table-row>
        <table:table-row>
          <table:covered-table-cell/>
          <table:table-cell table:style-name="Table8.B22" office:value-type="string">
            <text:p text:style-name="P109">Perfil &gt; Salir</text:p>
          </table:table-cell>
          <table:table-cell table:style-name="Table8.C22" office:value-type="string">
            <text:p text:style-name="P110">Correcto</text:p>
          </table:table-cell>
        </table:table-row>
        <table:table-row>
          <table:table-cell table:style-name="Table8.A27" table:number-rows-spanned="5" office:value-type="string">
            <text:p text:style-name="P31"><text:span text:style-name="T28">p</text:span>acientesModificar.html</text:p>
          </table:table-cell>
          <table:table-cell table:style-name="Table8.B27" office:value-type="string">
            <text:p text:style-name="P107">Inicio</text:p>
          </table:table-cell>
          <table:table-cell table:style-name="Table8.C27" office:value-type="string">
            <text:p text:style-name="P107">Correcto</text:p>
          </table:table-cell>
        </table:table-row>
        <table:table-row>
          <table:covered-table-cell/>
          <table:table-cell table:style-name="Table8.B27" office:value-type="string">
            <text:p text:style-name="P108">Resultados</text:p>
          </table:table-cell>
          <table:table-cell table:style-name="Table8.C27" office:value-type="string">
            <text:p text:style-name="P108">Correcto</text:p>
          </table:table-cell>
        </table:table-row>
        <table:table-row>
          <table:covered-table-cell/>
          <table:table-cell table:style-name="Table8.B27" office:value-type="string">
            <text:p text:style-name="P108">Perfil &gt; Modificar mis datos</text:p>
          </table:table-cell>
          <table:table-cell table:style-name="Table8.C27" office:value-type="string">
            <text:p text:style-name="P108">Correcto</text:p>
          </table:table-cell>
        </table:table-row>
        <table:table-row>
          <table:covered-table-cell/>
          <table:table-cell table:style-name="Table8.B27" office:value-type="string">
            <text:p text:style-name="P109">Perfil &gt; Salir</text:p>
          </table:table-cell>
          <table:table-cell table:style-name="Table8.C27" office:value-type="string">
            <text:p text:style-name="P110">Correcto</text:p>
          </table:table-cell>
        </table:table-row>
        <table:table-row>
          <table:covered-table-cell/>
          <table:table-cell table:style-name="Table8.B27" office:value-type="string">
            <text:p text:style-name="P119">Darme de baja</text:p>
          </table:table-cell>
          <table:table-cell table:style-name="Table8.C27" office:value-type="string">
            <text:p text:style-name="P119">Correcto</text:p>
          </table:table-cell>
        </table:table-row>
        <table:table-row>
          <table:table-cell table:style-name="Table8.A35" table:number-rows-spanned="8" office:value-type="string">
            <text:p text:style-name="P90">psicologosModificar.html</text:p>
          </table:table-cell>
          <table:table-cell table:style-name="Table8.B38" office:value-type="string">
            <text:p text:style-name="P101">Inicio</text:p>
          </table:table-cell>
          <table:table-cell table:style-name="Table8.C38" office:value-type="string">
            <text:p text:style-name="P107">Correcto</text:p>
          </table:table-cell>
        </table:table-row>
        <table:table-row>
          <table:covered-table-cell/>
          <table:table-cell table:style-name="Table8.B38" office:value-type="string">
            <text:p text:style-name="P108">Perfil &gt; Modificar mis datos</text:p>
          </table:table-cell>
          <table:table-cell table:style-name="Table8.C38" office:value-type="string">
            <text:p text:style-name="P108">Correcto</text:p>
          </table:table-cell>
        </table:table-row>
        <table:table-row>
          <table:covered-table-cell/>
          <table:table-cell table:style-name="Table8.B38" office:value-type="string">
            <text:p text:style-name="P113">Perfil &gt; Cómo me ven</text:p>
          </table:table-cell>
          <table:table-cell table:style-name="Table8.C38" office:value-type="string">
            <text:p text:style-name="P113">Correcto</text:p>
          </table:table-cell>
        </table:table-row>
        <table:table-row>
          <table:covered-table-cell/>
          <table:table-cell table:style-name="Table8.B38" office:value-type="string">
            <text:p text:style-name="P109">Perfil &gt; Salir</text:p>
          </table:table-cell>
          <table:table-cell table:style-name="Table8.C38" office:value-type="string">
            <text:p text:style-name="P108">Correcto</text:p>
          </table:table-cell>
        </table:table-row>
        <table:table-row>
          <table:covered-table-cell/>
          <table:table-cell table:style-name="Table8.B32" office:value-type="string">
            <text:p text:style-name="P104">Siguiente 1</text:p>
          </table:table-cell>
          <table:table-cell table:style-name="Table8.C32" office:value-type="string">
            <text:p text:style-name="P114">Correcto</text:p>
          </table:table-cell>
        </table:table-row>
        <table:table-row>
          <table:covered-table-cell/>
          <table:table-cell table:style-name="Table8.B35" office:value-type="string">
            <text:p text:style-name="P104">Siguiente <text:span text:style-name="T24">2</text:span></text:p>
          </table:table-cell>
          <table:table-cell table:style-name="Table8.C38" office:value-type="string">
            <text:p text:style-name="P114">Correcto</text:p>
          </table:table-cell>
        </table:table-row>
        <table:table-row>
          <table:covered-table-cell/>
          <table:table-cell table:style-name="Table8.B35" office:value-type="string">
            <text:p text:style-name="P105">Enviar</text:p>
          </table:table-cell>
          <table:table-cell table:style-name="Table8.C38" office:value-type="string">
            <text:p text:style-name="P114">Correcto</text:p>
          </table:table-cell>
        </table:table-row>
        <table:table-row>
          <table:covered-table-cell/>
          <table:table-cell table:style-name="Table8.B35" office:value-type="string">
            <text:p text:style-name="P119">Darme de baja</text:p>
          </table:table-cell>
          <table:table-cell table:style-name="Table8.C38" office:value-type="string">
            <text:p text:style-name="P119">Correcto</text:p>
          </table:table-cell>
        </table:table-row>
        <text:soft-page-break/>
        <table:table-row>
          <table:table-cell table:style-name="Table8.A44" table:number-rows-spanned="9" office:value-type="string">
            <text:p text:style-name="P101"><text:span text:style-name="T32">p</text:span>sicologosPerfil.html</text:p>
          </table:table-cell>
          <table:table-cell table:style-name="Table8.B36" office:value-type="string">
            <text:p text:style-name="P101">Inicio</text:p>
          </table:table-cell>
          <table:table-cell table:style-name="Table8.C38" office:value-type="string">
            <text:p text:style-name="P107">Correcto</text:p>
          </table:table-cell>
        </table:table-row>
        <table:table-row>
          <table:covered-table-cell/>
          <table:table-cell table:style-name="Table8.B38" office:value-type="string">
            <text:p text:style-name="P108">Perfil &gt; Modificar mis datos <text:span text:style-name="T35">(Psicólogo)</text:span></text:p>
          </table:table-cell>
          <table:table-cell table:style-name="Table8.C38" office:value-type="string">
            <text:p text:style-name="P108">Correcto</text:p>
          </table:table-cell>
        </table:table-row>
        <table:table-row>
          <table:covered-table-cell/>
          <table:table-cell table:style-name="Table8.B38" office:value-type="string">
            <text:p text:style-name="P113">Perfil &gt; Cómo me ven</text:p>
          </table:table-cell>
          <table:table-cell table:style-name="Table8.C38" office:value-type="string">
            <text:p text:style-name="P113">Correcto</text:p>
          </table:table-cell>
        </table:table-row>
        <table:table-row>
          <table:covered-table-cell/>
          <table:table-cell table:style-name="Table8.B42" office:value-type="string">
            <text:p text:style-name="P109">Perfil &gt; Salir <text:span text:style-name="T35">(Psicólogo)</text:span></text:p>
          </table:table-cell>
          <table:table-cell table:style-name="Table8.C42" office:value-type="string">
            <text:p text:style-name="P108">Correcto</text:p>
          </table:table-cell>
        </table:table-row>
        <table:table-row>
          <table:covered-table-cell/>
          <table:table-cell table:style-name="Table8.B42" office:value-type="string">
            <text:p text:style-name="P107">Inicio</text:p>
          </table:table-cell>
          <table:table-cell table:style-name="Table8.C42" office:value-type="string">
            <text:p text:style-name="P107">Correcto</text:p>
          </table:table-cell>
        </table:table-row>
        <table:table-row>
          <table:covered-table-cell/>
          <table:table-cell table:style-name="Table8.B42" office:value-type="string">
            <text:p text:style-name="P108">Resultados</text:p>
          </table:table-cell>
          <table:table-cell table:style-name="Table8.C42" office:value-type="string">
            <text:p text:style-name="P108">Correcto</text:p>
          </table:table-cell>
        </table:table-row>
        <table:table-row>
          <table:covered-table-cell/>
          <table:table-cell table:style-name="Table8.B42" office:value-type="string">
            <text:p text:style-name="P108">Perfil &gt; Modificar mis datos <text:span text:style-name="T35">(Paciente)</text:span></text:p>
          </table:table-cell>
          <table:table-cell table:style-name="Table8.C42" office:value-type="string">
            <text:p text:style-name="P108">Correcto</text:p>
          </table:table-cell>
        </table:table-row>
        <table:table-row>
          <table:covered-table-cell/>
          <table:table-cell table:style-name="Table8.B44" office:value-type="string">
            <text:p text:style-name="P109">Perfil &gt; Salir <text:span text:style-name="T35">(Paciente)</text:span></text:p>
          </table:table-cell>
          <table:table-cell table:style-name="Table8.C44" office:value-type="string">
            <text:p text:style-name="P110">Correcto</text:p>
          </table:table-cell>
        </table:table-row>
        <table:table-row>
          <table:covered-table-cell/>
          <table:table-cell table:style-name="Table8.B44" office:value-type="string">
            <text:p text:style-name="P264">Pedir cita</text:p>
          </table:table-cell>
          <table:table-cell table:style-name="Table8.C44" office:value-type="string">
            <text:p text:style-name="P265">Correcto</text:p>
          </table:table-cell>
        </table:table-row>
      </table:table>
      <text:p text:style-name="P27"/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float" office:value="0">
            <text:list xml:id="list230510181449286" text:continue-numbering="true" text:style-name="L1">
              <text:list-header>
                <text:p text:style-name="P240"><text:span text:style-name="T20">Anexo </text:span>P-0<text:span text:style-name="T36">18</text:span></text:p>
              </text:list-header>
            </text:list>
          </table:table-cell>
          <table:covered-table-cell/>
          <table:covered-table-cell/>
        </table:table-row>
        <table:table-row table:style-name="Table9.1">
          <table:table-cell table:style-name="Table9.A2" office:value-type="float" office:value="0">
            <text:list xml:id="list230510274814207" text:continue-numbering="true" text:style-name="L1">
              <text:list-header>
                <text:p text:style-name="P207">Página</text:p>
              </text:list-header>
            </text:list>
          </table:table-cell>
          <table:table-cell table:style-name="Table9.A2" office:value-type="float" office:value="0">
            <text:list xml:id="list230508743269731" text:continue-numbering="true" text:style-name="L1">
              <text:list-header>
                <text:p text:style-name="P220">Formulario <text:span text:style-name="T26">de acceso</text:span></text:p>
              </text:list-header>
            </text:list>
          </table:table-cell>
          <table:table-cell table:style-name="Table9.C2" office:value-type="float" office:value="0">
            <text:list xml:id="list230508406031892" text:continue-numbering="true" text:style-name="L1">
              <text:list-header>
                <text:p text:style-name="P207">Evaluación</text:p>
              </text:list-header>
            </text:list>
          </table:table-cell>
        </table:table-row>
        <table:table-row table:style-name="Table9.3">
          <table:table-cell table:style-name="Table9.A12" table:number-rows-spanned="10" office:value-type="string">
            <text:p text:style-name="P52"><text:span text:style-name="T22">inicio</text:span>.html / <text:span text:style-name="T25">registroPacientes.html / registroPsicologo.html</text:span></text:p>
          </table:table-cell>
          <table:table-cell table:style-name="Table9.B3" office:value-type="string">
            <text:p text:style-name="P70">Las etiquetas identifican correctamente los campos dentro del formulario. </text:p>
          </table:table-cell>
          <table:table-cell table:style-name="Table9.C3" office:value-type="string">
            <text:p text:style-name="P57">Correcta</text:p>
          </table:table-cell>
        </table:table-row>
        <table:table-row table:style-name="Table9.3">
          <table:covered-table-cell/>
          <table:table-cell table:style-name="Table9.B4" office:value-type="string">
            <text:p text:style-name="P70">Los campos obligatorios se identifican visualmente para el usuario. </text:p>
          </table:table-cell>
          <table:table-cell table:style-name="Table9.C4" office:value-type="string">
            <text:p text:style-name="P152">No aplica</text:p>
          </table:table-cell>
        </table:table-row>
        <table:table-row table:style-name="Table9.3">
          <table:covered-table-cell/>
          <table:table-cell table:style-name="Table9.B5" office:value-type="string">
            <text:p text:style-name="P70">El servidor recibe toda la información contenida dentro del formulario, y ningún dato se pierde en la transmisión entre cliente y servidor.</text:p>
          </table:table-cell>
          <table:table-cell table:style-name="Table9.C5" office:value-type="string">
            <text:p text:style-name="P57">Correcta</text:p>
          </table:table-cell>
        </table:table-row>
        <table:table-row table:style-name="Table9.3">
          <table:covered-table-cell/>
          <table:table-cell table:style-name="Table9.B6" office:value-type="string">
            <text:p text:style-name="P70">Se usan valores por defecto adecuados cuando el usuario no selecciona de un menú desplegable o conjunto de botones. </text:p>
          </table:table-cell>
          <table:table-cell table:style-name="Table9.C6" office:value-type="string">
            <text:p text:style-name="P91">No aplica</text:p>
          </table:table-cell>
        </table:table-row>
        <table:table-row table:style-name="Table9.3">
          <table:covered-table-cell/>
          <table:table-cell table:style-name="Table9.B7" office:value-type="string">
            <text:p text:style-name="P70">Las funciones del navegador, como el retroceso, no corrompen la entrada de datos en el formulario.</text:p>
          </table:table-cell>
          <table:table-cell table:style-name="Table9.C7" office:value-type="string">
            <text:p text:style-name="P97">No aplica</text:p>
          </table:table-cell>
        </table:table-row>
        <table:table-row table:style-name="Table9.3">
          <table:covered-table-cell/>
          <table:table-cell table:style-name="Table9.B8" office:value-type="string">
            <text:p text:style-name="P70">Los guiones que realizan la comprobación de errores en los datos ingresados funcionan de manera adecuada y proporcionan mensajes de error significativos. </text:p>
          </table:table-cell>
          <table:table-cell table:style-name="Table9.C8" office:value-type="string">
            <text:p text:style-name="P97">Correcta</text:p>
          </table:table-cell>
        </table:table-row>
        <table:table-row table:style-name="Table9.3">
          <table:covered-table-cell/>
          <table:table-cell table:style-name="Table9.B9" office:value-type="string">
            <text:p text:style-name="P70">Los campos del formulario tienen ancho y tipos de datos adecuados.</text:p>
          </table:table-cell>
          <table:table-cell table:style-name="Table9.C9" office:value-type="string">
            <text:p text:style-name="P78">Correcta</text:p>
          </table:table-cell>
        </table:table-row>
        <table:table-row table:style-name="Table9.3">
          <table:covered-table-cell/>
          <table:table-cell table:style-name="Table9.B10" office:value-type="string">
            <text:p text:style-name="P70">El formulario establece salvaguardas adecuadas que prohíben que el usuario ingrese cadenas de texto más largas que cierto máximo predefinido. </text:p>
          </table:table-cell>
          <table:table-cell table:style-name="Table9.C10" office:value-type="string">
            <text:p text:style-name="P78">Correcta</text:p>
          </table:table-cell>
        </table:table-row>
        <table:table-row table:style-name="Table9.3">
          <table:covered-table-cell/>
          <table:table-cell table:style-name="Table9.B11" office:value-type="string">
            <text:p text:style-name="P70">Todas las opciones para menús desplegables se ordenan y especifican en forma significativa para el usuario final.</text:p>
          </table:table-cell>
          <table:table-cell table:style-name="Table9.C11" office:value-type="string">
            <text:p text:style-name="P83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as características de autocompletado del navegador no conducen a errores en la entrada de datos.</text:p>
          </table:table-cell>
          <table:table-cell table:style-name="Table9.C28" office:value-type="string">
            <text:p text:style-name="P83">No aplica</text:p>
          </table:table-cell>
        </table:table-row>
        <table:table-row table:style-name="Table9.12">
          <table:table-cell table:style-name="Table9.A2" office:value-type="float" office:value="0">
            <text:list xml:id="list230508966696795" text:continue-numbering="true" text:style-name="L1">
              <text:list-header>
                <text:p text:style-name="P207">Página</text:p>
              </text:list-header>
            </text:list>
          </table:table-cell>
          <table:table-cell table:style-name="Table9.A2" office:value-type="float" office:value="0">
            <text:list xml:id="list230509420009246" text:continue-numbering="true" text:style-name="L1">
              <text:list-header>
                <text:p text:style-name="P220">Formulario <text:span text:style-name="T26">de registro</text:span></text:p>
              </text:list-header>
            </text:list>
          </table:table-cell>
          <table:table-cell table:style-name="Table9.C2" office:value-type="float" office:value="0">
            <text:list xml:id="list230509460764216" text:continue-numbering="true" text:style-name="L1">
              <text:list-header>
                <text:p text:style-name="P207">Evaluación</text:p>
              </text:list-header>
            </text:list>
          </table:table-cell>
        </table:table-row>
        <table:table-row table:style-name="Table9.12">
          <table:table-cell table:style-name="Table9.A23" table:number-rows-spanned="10" office:value-type="string">
            <text:p text:style-name="P115">registroPacientes.html</text:p>
          </table:table-cell>
          <table:table-cell table:style-name="Table9.B33" office:value-type="string">
            <text:p text:style-name="P70">Las etiquetas identifican correctamente los campos <text:soft-page-break/>dentro del formulario. </text:p>
          </table:table-cell>
          <table:table-cell table:style-name="Table9.C14" office:value-type="string">
            <text:p text:style-name="P5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os campos obligatorios se identifican visualmente para el usuario. </text:p>
          </table:table-cell>
          <table:table-cell table:style-name="Table9.C28" office:value-type="string">
            <text:p text:style-name="P152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El servidor recibe toda la información contenida dentro del formulario, y ningún dato se pierde en la transmisión entre cliente y servidor.</text:p>
          </table:table-cell>
          <table:table-cell table:style-name="Table9.C16" office:value-type="string">
            <text:p text:style-name="P5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Se usan valores por defecto adecuados cuando el usuario no selecciona de un menú desplegable o conjunto de botones. </text:p>
          </table:table-cell>
          <table:table-cell table:style-name="Table9.C28" office:value-type="string">
            <text:p text:style-name="P91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as funciones del navegador, como el retroceso, no corrompen la entrada de datos en el formulario.</text:p>
          </table:table-cell>
          <table:table-cell table:style-name="Table9.C28" office:value-type="string">
            <text:p text:style-name="P97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os guiones que realizan la comprobación de errores en los datos ingresados funcionan de manera adecuada y proporcionan mensajes de error significativos. </text:p>
          </table:table-cell>
          <table:table-cell table:style-name="Table9.C19" office:value-type="string">
            <text:p text:style-name="P9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os campos del formulario tienen ancho y tipos de datos adecuados.</text:p>
          </table:table-cell>
          <table:table-cell table:style-name="Table9.C20" office:value-type="string">
            <text:p text:style-name="P78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El formulario establece salvaguardas adecuadas que prohíben que el usuario ingrese cadenas de texto más largas que cierto máximo predefinido. </text:p>
          </table:table-cell>
          <table:table-cell table:style-name="Table9.C21" office:value-type="string">
            <text:p text:style-name="P78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Todas las opciones para menús desplegables se ordenan y especifican en forma significativa para el usuario final.</text:p>
          </table:table-cell>
          <table:table-cell table:style-name="Table9.C22" office:value-type="string">
            <text:p text:style-name="P98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as características de autocompletado del navegador no conducen a errores en la entrada de datos.</text:p>
          </table:table-cell>
          <table:table-cell table:style-name="Table9.C23" office:value-type="string">
            <text:p text:style-name="P98">Correcta</text:p>
          </table:table-cell>
        </table:table-row>
        <table:table-row table:style-name="Table9.12">
          <table:table-cell table:style-name="Table9.A2" office:value-type="float" office:value="0">
            <text:list xml:id="list230508581537604" text:continue-numbering="true" text:style-name="L1">
              <text:list-header>
                <text:p text:style-name="P207">Página</text:p>
              </text:list-header>
            </text:list>
          </table:table-cell>
          <table:table-cell table:style-name="Table9.A2" office:value-type="float" office:value="0">
            <text:list xml:id="list230510366624765" text:continue-numbering="true" text:style-name="L1">
              <text:list-header>
                <text:p text:style-name="P220">Formulario<text:span text:style-name="T30">s de acceso y modificación de datos</text:span></text:p>
              </text:list-header>
            </text:list>
          </table:table-cell>
          <table:table-cell table:style-name="Table9.C2" office:value-type="float" office:value="0">
            <text:list xml:id="list230508995676814" text:continue-numbering="true" text:style-name="L1">
              <text:list-header>
                <text:p text:style-name="P207">Evaluación</text:p>
              </text:list-header>
            </text:list>
          </table:table-cell>
        </table:table-row>
        <table:table-row table:style-name="Table9.12">
          <table:table-cell table:style-name="Table9.A34" table:number-rows-spanned="10" office:value-type="string">
            <text:p text:style-name="P115">registroPsicologo.html / psicologosModificar.html</text:p>
          </table:table-cell>
          <table:table-cell table:style-name="Table9.B33" office:value-type="string">
            <text:p text:style-name="P70">Las etiquetas identifican correctamente los campos dentro del formulario. </text:p>
          </table:table-cell>
          <table:table-cell table:style-name="Table9.C25" office:value-type="string">
            <text:p text:style-name="P5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os campos obligatorios se identifican visualmente para el usuario. </text:p>
          </table:table-cell>
          <table:table-cell table:style-name="Table9.C26" office:value-type="string">
            <text:p text:style-name="P15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El servidor recibe toda la información contenida dentro del formulario, y ningún dato se pierde en la transmisión entre cliente y servidor.</text:p>
          </table:table-cell>
          <table:table-cell table:style-name="Table9.C27" office:value-type="string">
            <text:p text:style-name="P5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Se usan valores por defecto adecuados cuando el usuario no selecciona de un menú desplegable o conjunto de botones. </text:p>
          </table:table-cell>
          <table:table-cell table:style-name="Table9.C28" office:value-type="string">
            <text:p text:style-name="P91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as funciones del navegador, como el retroceso, no corrompen la entrada de datos en el formulario.</text:p>
          </table:table-cell>
          <table:table-cell table:style-name="Table9.C29" office:value-type="string">
            <text:p text:style-name="P99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os guiones que realizan la comprobación de errores en los datos ingresados funcionan de manera adecuada y proporcionan mensajes de error significativos. </text:p>
          </table:table-cell>
          <table:table-cell table:style-name="Table9.C32" office:value-type="string">
            <text:p text:style-name="P9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Los campos del formulario tienen ancho y tipos de datos adecuados.</text:p>
          </table:table-cell>
          <table:table-cell table:style-name="Table9.C32" office:value-type="string">
            <text:p text:style-name="P78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El formulario establece salvaguardas adecuadas que prohíben que el usuario ingrese cadenas de texto <text:soft-page-break/>más largas que cierto máximo predefinido. </text:p>
          </table:table-cell>
          <table:table-cell table:style-name="Table9.C32" office:value-type="string">
            <text:p text:style-name="P78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70">Todas las opciones para menús desplegables se ordenan y especifican en forma significativa para el usuario final.</text:p>
          </table:table-cell>
          <table:table-cell table:style-name="Table9.C33" office:value-type="string">
            <text:p text:style-name="P99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Las características de autocompletado del navegador no conducen a errores en la entrada de datos.</text:p>
          </table:table-cell>
          <table:table-cell table:style-name="Table9.C44" office:value-type="string">
            <text:p text:style-name="P99">Correcta</text:p>
          </table:table-cell>
        </table:table-row>
        <table:table-row table:style-name="Table9.12">
          <table:table-cell table:style-name="Table9.A2" office:value-type="float" office:value="0">
            <text:list xml:id="list230508359180496" text:continue-numbering="true" text:style-name="L1">
              <text:list-header>
                <text:p text:style-name="P207">Página</text:p>
              </text:list-header>
            </text:list>
          </table:table-cell>
          <table:table-cell table:style-name="Table9.A2" office:value-type="float" office:value="0">
            <text:list xml:id="list230508641847769" text:continue-numbering="true" text:style-name="L1">
              <text:list-header>
                <text:p text:style-name="P220">Formulario<text:span text:style-name="T29">s</text:span> <text:span text:style-name="T26">de modificar datos y modificar contraseña</text:span></text:p>
              </text:list-header>
            </text:list>
          </table:table-cell>
          <table:table-cell table:style-name="Table9.C2" office:value-type="float" office:value="0">
            <text:list xml:id="list230508755946641" text:continue-numbering="true" text:style-name="L1">
              <text:list-header>
                <text:p text:style-name="P232">Evaluación</text:p>
              </text:list-header>
            </text:list>
          </table:table-cell>
        </table:table-row>
        <table:table-row table:style-name="Table9.12">
          <table:table-cell table:style-name="Table9.A45" table:number-rows-spanned="10" office:value-type="string">
            <text:p text:style-name="P116">pacientesModificar.html</text:p>
          </table:table-cell>
          <table:table-cell table:style-name="Table9.B44" office:value-type="string">
            <text:p text:style-name="P70">Las etiquetas identifican correctamente los campos dentro del formulario. </text:p>
          </table:table-cell>
          <table:table-cell table:style-name="Table9.C44" office:value-type="string">
            <text:p text:style-name="P57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Los campos obligatorios se identifican visualmente para el usuario. </text:p>
          </table:table-cell>
          <table:table-cell table:style-name="Table9.C37" office:value-type="string">
            <text:p text:style-name="P152">No aplic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El servidor recibe toda la información contenida dentro del formulario, y ningún dato se pierde en la transmisión entre cliente y servidor.</text:p>
          </table:table-cell>
          <table:table-cell table:style-name="Table9.C44" office:value-type="string">
            <text:p text:style-name="P57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Se usan valores por defecto adecuados cuando el usuario no selecciona de un menú desplegable o conjunto de botones. </text:p>
          </table:table-cell>
          <table:table-cell table:style-name="Table9.C39" office:value-type="string">
            <text:p text:style-name="P91">No aplic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Las funciones del navegador, como el retroceso, no corrompen la entrada de datos en el formulario.</text:p>
          </table:table-cell>
          <table:table-cell table:style-name="Table9.C40" office:value-type="string">
            <text:p text:style-name="P97">No aplic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Los guiones que realizan la comprobación de errores en los datos ingresados funcionan de manera adecuada y proporcionan mensajes de error significativos. </text:p>
          </table:table-cell>
          <table:table-cell table:style-name="Table9.C44" office:value-type="string">
            <text:p text:style-name="P97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Los campos del formulario tienen ancho y tipos de datos adecuados.</text:p>
          </table:table-cell>
          <table:table-cell table:style-name="Table9.C44" office:value-type="string">
            <text:p text:style-name="P78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El formulario establece salvaguardas adecuadas que prohíben que el usuario ingrese cadenas de texto más largas que cierto máximo predefinido. </text:p>
          </table:table-cell>
          <table:table-cell table:style-name="Table9.C44" office:value-type="string">
            <text:p text:style-name="P78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70">Todas las opciones para menús desplegables se ordenan y especifican en forma significativa para el usuario final.</text:p>
          </table:table-cell>
          <table:table-cell table:style-name="Table9.C44" office:value-type="string">
            <text:p text:style-name="P98">Correcta</text:p>
          </table:table-cell>
        </table:table-row>
        <table:table-row table:style-name="Table9.12">
          <table:covered-table-cell/>
          <table:table-cell table:style-name="Table9.B45" office:value-type="string">
            <text:p text:style-name="P70">Las características de autocompletado del navegador no conducen a errores en la entrada de datos.</text:p>
          </table:table-cell>
          <table:table-cell table:style-name="Table9.C45" office:value-type="string">
            <text:p text:style-name="P98">Correcta</text:p>
          </table:table-cell>
        </table:table-row>
      </table:table>
      <text:p text:style-name="P28"/>
      <text:p text:style-name="P3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float" office:value="0">
            <text:list xml:id="list230509981606927" text:continue-numbering="true" text:style-name="L1">
              <text:list-header>
                <text:p text:style-name="P241"><text:span text:style-name="T20">Anexo </text:span>P-0<text:span text:style-name="T36">18</text:span></text:p>
              </text:list-header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float" office:value="0">
            <text:list xml:id="list230510185059644" text:continue-numbering="true" text:style-name="L1">
              <text:list-header>
                <text:p text:style-name="P208">Página</text:p>
              </text:list-header>
            </text:list>
          </table:table-cell>
          <table:table-cell table:style-name="Table10.A2" office:value-type="float" office:value="0">
            <text:list xml:id="list230508539958194" text:continue-numbering="true" text:style-name="L1">
              <text:list-header>
                <text:p text:style-name="P227">Pop-up: Términos y condiciones de uso</text:p>
              </text:list-header>
            </text:list>
          </table:table-cell>
          <table:table-cell table:style-name="Table10.C2" office:value-type="float" office:value="0">
            <text:list xml:id="list230509079086702" text:continue-numbering="true" text:style-name="L1">
              <text:list-header>
                <text:p text:style-name="P208">Evaluación</text:p>
              </text:list-header>
            </text:list>
          </table:table-cell>
        </table:table-row>
        <table:table-row table:style-name="Table10.3">
          <table:table-cell table:style-name="Table10.A6" table:number-rows-spanned="4" office:value-type="string">
            <text:p text:style-name="P118">registroPacientes.html / registroPsicologo.html</text:p>
          </table:table-cell>
          <table:table-cell table:style-name="Table10.B3" office:value-type="string">
            <text:p text:style-name="P6"><text:span text:style-name="T11">El </text:span><text:span text:style-name="T10">pop-up</text:span><text:span text:style-name="T11"> tiene el tamaño y posición adecuadas. </text:span></text:p>
          </table:table-cell>
          <table:table-cell table:style-name="Table10.C3" office:value-type="string">
            <text:p text:style-name="P58">Correcta</text:p>
          </table:table-cell>
        </table:table-row>
        <table:table-row table:style-name="Table10.3">
          <table:covered-table-cell/>
          <table:table-cell table:style-name="Table10.B4" office:value-type="string">
            <text:p text:style-name="P6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0.C4" office:value-type="string">
            <text:p text:style-name="P158">Correcta</text:p>
          </table:table-cell>
        </table:table-row>
        <table:table-row table:style-name="Table10.3">
          <table:covered-table-cell/>
          <table:table-cell table:style-name="Table10.B5" office:value-type="string">
            <text:p text:style-name="P6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0.C5" office:value-type="string">
            <text:p text:style-name="P58">Correcta</text:p>
          </table:table-cell>
        </table:table-row>
        <table:table-row table:style-name="Table10.3">
          <table:covered-table-cell/>
          <table:table-cell table:style-name="Table10.B6" office:value-type="string">
            <text:p text:style-name="P164">Las barras de desplazamiento y otros elementos <text:soft-page-break/>similares se ubican y funcionan de manera adecuada.</text:p>
          </table:table-cell>
          <table:table-cell table:style-name="Table10.C6" office:value-type="string">
            <text:p text:style-name="P174">Correcta</text:p>
          </table:table-cell>
        </table:table-row>
      </table:table>
      <text:p text:style-name="P34"/>
      <text:p text:style-name="P3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float" office:value="0">
            <text:list xml:id="list230508705557464" text:continue-numbering="true" text:style-name="L1">
              <text:list-header>
                <text:p text:style-name="P238"><text:span text:style-name="T20">Anexo </text:span>P-0<text:span text:style-name="T36">18</text:span></text:p>
              </text:list-header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float" office:value="0">
            <text:list xml:id="list230509760671180" text:continue-numbering="true" text:style-name="L1">
              <text:list-header>
                <text:p text:style-name="P205">Página</text:p>
              </text:list-header>
            </text:list>
          </table:table-cell>
          <table:table-cell table:style-name="Table11.A2" office:value-type="float" office:value="0">
            <text:list xml:id="list230509323861431" text:continue-numbering="true" text:style-name="L1">
              <text:list-header>
                <text:p text:style-name="P226">Pop-up: <text:span text:style-name="T36">Confirmación Darme de baja</text:span></text:p>
              </text:list-header>
            </text:list>
          </table:table-cell>
          <table:table-cell table:style-name="Table11.C2" office:value-type="float" office:value="0">
            <text:list xml:id="list230508676042177" text:continue-numbering="true" text:style-name="L1">
              <text:list-header>
                <text:p text:style-name="P205">Evaluación</text:p>
              </text:list-header>
            </text:list>
          </table:table-cell>
        </table:table-row>
        <table:table-row table:style-name="Table11.3">
          <table:table-cell table:style-name="Table11.A6" table:number-rows-spanned="4" office:value-type="string">
            <text:p text:style-name="P117">pacientesModificar.html / <text:span text:style-name="T22">psicologosModificar.html</text:span></text:p>
          </table:table-cell>
          <table:table-cell table:style-name="Table11.B3" office:value-type="string">
            <text:p text:style-name="P7"><text:span text:style-name="T11">El </text:span><text:span text:style-name="T10">pop-up</text:span><text:span text:style-name="T11"> tiene el tamaño y posición adecuadas. </text:span></text:p>
          </table:table-cell>
          <table:table-cell table:style-name="Table11.C3" office:value-type="string">
            <text:p text:style-name="P59">Correcta</text:p>
          </table:table-cell>
        </table:table-row>
        <table:table-row table:style-name="Table11.3">
          <table:covered-table-cell/>
          <table:table-cell table:style-name="Table11.B4" office:value-type="string">
            <text:p text:style-name="P7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1.C4" office:value-type="string">
            <text:p text:style-name="P159">Correcta</text:p>
          </table:table-cell>
        </table:table-row>
        <table:table-row table:style-name="Table11.3">
          <table:covered-table-cell/>
          <table:table-cell table:style-name="Table11.B5" office:value-type="string">
            <text:p text:style-name="P7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1.C5" office:value-type="string">
            <text:p text:style-name="P59">Correcta</text:p>
          </table:table-cell>
        </table:table-row>
        <table:table-row table:style-name="Table11.3">
          <table:covered-table-cell/>
          <table:table-cell table:style-name="Table11.B6" office:value-type="string">
            <text:p text:style-name="P165">Las barras de desplazamiento y otros elementos similares se ubican y funcionan de manera adecuada.</text:p>
          </table:table-cell>
          <table:table-cell table:style-name="Table11.C6" office:value-type="string">
            <text:p text:style-name="P92">No aplica</text:p>
          </table:table-cell>
        </table:table-row>
      </table:table>
      <text:p text:style-name="P35"/>
      <text:h text:style-name="P236" text:outline-level="2">2.3. Incremento 3</text:h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float" office:value="0">
            <text:p text:style-name="P20">P-0<text:span text:style-name="T38">31</text:span></text:p>
          </table:table-cell>
          <table:table-cell table:style-name="Table13.B1" table:number-columns-spanned="2" office:value-type="float" office:value="0">
            <text:list xml:id="list230510143634452" text:continue-numbering="true" text:style-name="L1">
              <text:list-header>
                <text:p text:style-name="P199">Se prueban las características de la interfaz para garantizar que las reglas de diseño, estética y contenido visual estén disponibles sin error para el usuario mediante una revisión visual.</text:p>
              </text:list-header>
            </text:list>
          </table:table-cell>
          <table:covered-table-cell/>
        </table:table-row>
        <table:table-row>
          <table:table-cell table:style-name="Table13.A2" table:number-rows-spanned="4" office:value-type="float" office:value="0">
            <text:p text:style-name="P23">Evaluación por página</text:p>
          </table:table-cell>
          <table:table-cell table:style-name="Table13.B3" office:value-type="string">
            <text:p text:style-name="P120">pacientesMail.html</text:p>
          </table:table-cell>
          <table:table-cell table:style-name="Table13.C3" office:value-type="string">
            <text:p text:style-name="P181">Correcto</text:p>
          </table:table-cell>
        </table:table-row>
        <table:table-row>
          <table:covered-table-cell/>
          <table:table-cell table:style-name="Table13.B3" office:value-type="string">
            <text:p text:style-name="P120">psicologosMail.html</text:p>
          </table:table-cell>
          <table:table-cell table:style-name="Table13.C3" office:value-type="string">
            <text:p text:style-name="P181">Correcto</text:p>
          </table:table-cell>
        </table:table-row>
        <table:table-row>
          <table:covered-table-cell/>
          <table:table-cell table:style-name="Table13.B5" office:value-type="string">
            <text:p text:style-name="P120">psicologoPerfil.html</text:p>
          </table:table-cell>
          <table:table-cell table:style-name="Table13.C5" office:value-type="string">
            <text:p text:style-name="P182">Correcto</text:p>
          </table:table-cell>
        </table:table-row>
        <table:table-row>
          <table:covered-table-cell/>
          <table:table-cell table:style-name="Table13.B5" office:value-type="string">
            <text:p text:style-name="P121"><text:span text:style-name="T39">p</text:span>sicologoCalendario.html</text:p>
          </table:table-cell>
          <table:table-cell table:style-name="Table13.C5" office:value-type="string">
            <text:p text:style-name="P182">Correcto</text:p>
          </table:table-cell>
        </table:table-row>
      </table:table>
      <text:p text:style-name="P36"/>
      <text:p text:style-name="P3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float" office:value="0">
            <text:p text:style-name="P20">P-0<text:span text:style-name="T38">32</text:span></text:p>
          </table:table-cell>
          <table:table-cell table:style-name="Table14.B1" table:number-columns-spanned="2" office:value-type="float" office:value="0">
            <text:list xml:id="list230508566245154" text:continue-numbering="true" text:style-name="L1">
              <text:list-header>
                <text:p text:style-name="P202">Se realiza una prueba de unidad concreta (verificación) para cada componente de la interfaz. <text:span text:style-name="T1">Anexo</text:span></text:p>
              </text:list-header>
            </text:list>
          </table:table-cell>
          <table:covered-table-cell/>
        </table:table-row>
        <table:table-row table:style-name="Table14.2">
          <table:table-cell table:style-name="Table14.A2" table:number-rows-spanned="4" office:value-type="float" office:value="0">
            <text:p text:style-name="P23">Evaluación por página</text:p>
          </table:table-cell>
          <table:table-cell table:style-name="Table14.B2" office:value-type="string">
            <text:p text:style-name="P120">pacientesMail.html</text:p>
          </table:table-cell>
          <table:table-cell table:style-name="Table14.C2" office:value-type="string">
            <text:p text:style-name="P181">Correcto</text:p>
          </table:table-cell>
        </table:table-row>
        <table:table-row>
          <table:covered-table-cell/>
          <table:table-cell table:style-name="Table14.B4" office:value-type="string">
            <text:p text:style-name="P120">psicologosMail.html</text:p>
          </table:table-cell>
          <table:table-cell table:style-name="Table14.C4" office:value-type="string">
            <text:p text:style-name="P181">Correcto</text:p>
          </table:table-cell>
        </table:table-row>
        <table:table-row>
          <table:covered-table-cell/>
          <table:table-cell table:style-name="Table14.B4" office:value-type="string">
            <text:p text:style-name="P120">psicologoPerfil.html</text:p>
          </table:table-cell>
          <table:table-cell table:style-name="Table14.C4" office:value-type="string">
            <text:p text:style-name="P182">Correcto</text:p>
          </table:table-cell>
        </table:table-row>
        <table:table-row>
          <table:covered-table-cell/>
          <table:table-cell table:style-name="Table14.B5" office:value-type="string">
            <text:p text:style-name="P121"><text:span text:style-name="T39">p</text:span>sicologoCalendario.html</text:p>
          </table:table-cell>
          <table:table-cell table:style-name="Table14.C5" office:value-type="string">
            <text:p text:style-name="P182">Correcto</text:p>
          </table:table-cell>
        </table:table-row>
      </table:table>
      <text:p text:style-name="P36"/>
      <text:p text:style-name="P4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columns-spanned="3" office:value-type="float" office:value="0">
            <text:list xml:id="list230509339005160" text:continue-numbering="true" text:style-name="L1">
              <text:list-header>
                <text:p text:style-name="P242"><text:span text:style-name="T19">Anexo </text:span>P-0<text:span text:style-name="T43">32</text:span></text:p>
              </text:list-header>
            </text:list>
          </table:table-cell>
          <table:covered-table-cell/>
          <table:covered-table-cell/>
        </table:table-row>
        <table:table-row table:style-name="Table16.1">
          <table:table-cell table:style-name="Table16.A2" office:value-type="float" office:value="0">
            <text:list xml:id="list230509531517516" text:continue-numbering="true" text:style-name="L1">
              <text:list-header>
                <text:p text:style-name="P209">Página</text:p>
              </text:list-header>
            </text:list>
          </table:table-cell>
          <table:table-cell table:style-name="Table16.A2" office:value-type="float" office:value="0">
            <text:list xml:id="list230509860487602" text:continue-numbering="true" text:style-name="L1">
              <text:list-header>
                <text:p text:style-name="P209">Vínculos</text:p>
              </text:list-header>
            </text:list>
          </table:table-cell>
          <table:table-cell table:style-name="Table16.C2" office:value-type="float" office:value="0">
            <text:list xml:id="list230508797227003" text:continue-numbering="true" text:style-name="L1">
              <text:list-header>
                <text:p text:style-name="P209">Evaluación</text:p>
              </text:list-header>
            </text:list>
          </table:table-cell>
        </table:table-row>
        <table:table-row table:style-name="Table16.3">
          <table:table-cell table:style-name="Table16.A9" table:number-rows-spanned="7" office:value-type="string">
            <text:p text:style-name="P252">pacientesMail.html</text:p>
          </table:table-cell>
          <table:table-cell table:style-name="Table16.B3" office:value-type="string">
            <text:p text:style-name="P131">Inicio</text:p>
          </table:table-cell>
          <table:table-cell table:style-name="Table16.C3" office:value-type="string">
            <text:p text:style-name="P61">Correcta</text:p>
          </table:table-cell>
        </table:table-row>
        <table:table-row>
          <table:covered-table-cell/>
          <table:table-cell table:style-name="Table16.B4" office:value-type="string">
            <text:p text:style-name="P131">Resultados</text:p>
          </table:table-cell>
          <table:table-cell table:style-name="Table16.C4" office:value-type="string">
            <text:p text:style-name="P61">Correcta</text:p>
          </table:table-cell>
        </table:table-row>
        <table:table-row>
          <table:covered-table-cell/>
          <table:table-cell table:style-name="Table16.B5" office:value-type="string">
            <text:p text:style-name="P132">Perfil &gt; Modificar mis datos</text:p>
          </table:table-cell>
          <table:table-cell table:style-name="Table16.C5" office:value-type="string">
            <text:p text:style-name="P61">Correcta</text:p>
          </table:table-cell>
        </table:table-row>
        <table:table-row>
          <table:covered-table-cell/>
          <table:table-cell table:style-name="Table16.B9" office:value-type="string">
            <text:p text:style-name="P133">Pendientes</text:p>
          </table:table-cell>
          <table:table-cell table:style-name="Table16.C9" office:value-type="string">
            <text:p text:style-name="P61">Correcta</text:p>
          </table:table-cell>
        </table:table-row>
        <table:table-row>
          <table:covered-table-cell/>
          <table:table-cell table:style-name="Table16.B9" office:value-type="string">
            <text:p text:style-name="P133">Aceptadas</text:p>
          </table:table-cell>
          <table:table-cell table:style-name="Table16.C9" office:value-type="string">
            <text:p text:style-name="P134">Correcta</text:p>
          </table:table-cell>
        </table:table-row>
        <table:table-row>
          <table:covered-table-cell/>
          <table:table-cell table:style-name="Table16.B9" office:value-type="string">
            <text:p text:style-name="P133">Rechazadas</text:p>
          </table:table-cell>
          <table:table-cell table:style-name="Table16.C9" office:value-type="string">
            <text:p text:style-name="P134">Correcta</text:p>
          </table:table-cell>
        </table:table-row>
        <table:table-row>
          <table:covered-table-cell/>
          <table:table-cell table:style-name="Table16.B9" office:value-type="string">
            <text:p text:style-name="P136">Perfil psicólogo</text:p>
          </table:table-cell>
          <table:table-cell table:style-name="Table16.C9" office:value-type="string">
            <text:p text:style-name="P136">Correcta</text:p>
          </table:table-cell>
        </table:table-row>
        <table:table-row>
          <table:table-cell table:style-name="Table16.A13" table:number-rows-spanned="4" office:value-type="string">
            <text:p text:style-name="P137"><text:span text:style-name="T45">p</text:span>sicologo<text:span text:style-name="T44">Perfil.html</text:span></text:p>
          </table:table-cell>
          <table:table-cell table:style-name="Table16.B10" office:value-type="string">
            <text:p text:style-name="P138">Mis solicitudes</text:p>
          </table:table-cell>
          <table:table-cell table:style-name="Table16.C10" office:value-type="string">
            <text:p text:style-name="P138">Correcta</text:p>
          </table:table-cell>
        </table:table-row>
        <table:table-row>
          <table:covered-table-cell/>
          <table:table-cell table:style-name="Table16.B26" office:value-type="string">
            <text:p text:style-name="P139">Pedir cita</text:p>
          </table:table-cell>
          <table:table-cell table:style-name="Table16.C26" office:value-type="string">
            <text:p text:style-name="P139">Correcta</text:p>
          </table:table-cell>
        </table:table-row>
        <table:table-row>
          <table:covered-table-cell/>
          <table:table-cell table:style-name="Table16.B26" office:value-type="string">
            <text:p text:style-name="P139">Comentar</text:p>
          </table:table-cell>
          <table:table-cell table:style-name="Table16.C26" office:value-type="string">
            <text:p text:style-name="P139">Correcta</text:p>
          </table:table-cell>
        </table:table-row>
        <table:table-row>
          <table:covered-table-cell/>
          <table:table-cell table:style-name="Table16.B26" office:value-type="string">
            <text:p text:style-name="P141">Perfil &gt; Modificar mis datos</text:p>
          </table:table-cell>
          <table:table-cell table:style-name="Table16.C26" office:value-type="string">
            <text:p text:style-name="P141">Correcta</text:p>
          </table:table-cell>
        </table:table-row>
        <table:table-row>
          <table:table-cell table:style-name="Table16.A22" table:number-rows-spanned="9" office:value-type="string">
            <text:p text:style-name="P32">psicologosMail.html</text:p>
          </table:table-cell>
          <table:table-cell table:style-name="Table16.B26" office:value-type="string">
            <text:p text:style-name="P145">Inicio</text:p>
          </table:table-cell>
          <table:table-cell table:style-name="Table16.C26" office:value-type="string">
            <text:p text:style-name="P145">Correcta</text:p>
          </table:table-cell>
        </table:table-row>
        <table:table-row>
          <table:covered-table-cell/>
          <table:table-cell table:style-name="Table16.B26" office:value-type="string">
            <text:p text:style-name="P145">Calendario</text:p>
          </table:table-cell>
          <table:table-cell table:style-name="Table16.C26" office:value-type="string">
            <text:p text:style-name="P145">Correcta</text:p>
          </table:table-cell>
        </table:table-row>
        <table:table-row>
          <table:covered-table-cell/>
          <table:table-cell table:style-name="Table16.B26" office:value-type="string">
            <text:p text:style-name="P145"><text:span text:style-name="T46">Perfil &gt;</text:span>¿Cómo me ven?</text:p>
          </table:table-cell>
          <table:table-cell table:style-name="Table16.C26" office:value-type="string">
            <text:p text:style-name="P146">Correcta</text:p>
          </table:table-cell>
        </table:table-row>
        <table:table-row>
          <table:covered-table-cell/>
          <table:table-cell table:style-name="Table16.B26" office:value-type="string">
            <text:p text:style-name="P146"><text:span text:style-name="T47">Perfil &gt; </text:span>Modificar mis datos</text:p>
          </table:table-cell>
          <table:table-cell table:style-name="Table16.C26" office:value-type="string">
            <text:p text:style-name="P146">Correcta</text:p>
          </table:table-cell>
        </table:table-row>
        <table:table-row>
          <table:covered-table-cell/>
          <table:table-cell table:style-name="Table16.B26" office:value-type="string">
            <text:p text:style-name="P147">Aceptar</text:p>
          </table:table-cell>
          <table:table-cell table:style-name="Table16.C26" office:value-type="string">
            <text:p text:style-name="P148">Correcta</text:p>
          </table:table-cell>
        </table:table-row>
        <table:table-row>
          <table:covered-table-cell/>
          <table:table-cell table:style-name="Table16.B26" office:value-type="string">
            <text:p text:style-name="P147">Rechazar</text:p>
          </table:table-cell>
          <table:table-cell table:style-name="Table16.C26" office:value-type="string">
            <text:p text:style-name="P148">Correcta</text:p>
          </table:table-cell>
        </table:table-row>
        <table:table-row>
          <table:covered-table-cell/>
          <table:table-cell table:style-name="Table16.B26" office:value-type="string">
            <text:p text:style-name="P133">Pendientes</text:p>
          </table:table-cell>
          <table:table-cell table:style-name="Table16.C26" office:value-type="string">
            <text:p text:style-name="P61">Correcta</text:p>
          </table:table-cell>
        </table:table-row>
        <table:table-row>
          <table:covered-table-cell/>
          <table:table-cell table:style-name="Table16.B26" office:value-type="string">
            <text:p text:style-name="P133">Aceptadas</text:p>
          </table:table-cell>
          <table:table-cell table:style-name="Table16.C26" office:value-type="string">
            <text:p text:style-name="P134">Correcta</text:p>
          </table:table-cell>
        </table:table-row>
        <table:table-row>
          <table:covered-table-cell/>
          <table:table-cell table:style-name="Table16.B26" office:value-type="string">
            <text:p text:style-name="P133">Rechazadas</text:p>
          </table:table-cell>
          <table:table-cell table:style-name="Table16.C26" office:value-type="string">
            <text:p text:style-name="P134">Correcta</text:p>
          </table:table-cell>
        </table:table-row>
        <table:table-row>
          <table:table-cell table:style-name="Table16.A27" table:number-rows-spanned="5" office:value-type="string">
            <text:p text:style-name="P33">psicologoCalendario.html</text:p>
          </table:table-cell>
          <table:table-cell table:style-name="Table16.B26" office:value-type="string">
            <text:p text:style-name="P140">Inicio</text:p>
          </table:table-cell>
          <table:table-cell table:style-name="Table16.C26" office:value-type="string">
            <text:p text:style-name="P135">Correcta</text:p>
          </table:table-cell>
        </table:table-row>
        <table:table-row>
          <table:covered-table-cell/>
          <table:table-cell table:style-name="Table16.B26" office:value-type="string">
            <text:p text:style-name="P140">Calendario</text:p>
          </table:table-cell>
          <table:table-cell table:style-name="Table16.C26" office:value-type="string">
            <text:p text:style-name="P135">Correcta</text:p>
          </table:table-cell>
        </table:table-row>
        <table:table-row>
          <table:covered-table-cell/>
          <table:table-cell table:style-name="Table16.B26" office:value-type="string">
            <text:p text:style-name="P140">Mis solicitudes</text:p>
          </table:table-cell>
          <table:table-cell table:style-name="Table16.C26" office:value-type="string">
            <text:p text:style-name="P135">Correcta</text:p>
          </table:table-cell>
        </table:table-row>
        <table:table-row>
          <table:covered-table-cell/>
          <table:table-cell table:style-name="Table16.B26" office:value-type="string">
            <text:p text:style-name="P140">Perfil &gt; ¿Cómo me ven?</text:p>
          </table:table-cell>
          <table:table-cell table:style-name="Table16.C26" office:value-type="string">
            <text:p text:style-name="P135">Correcta</text:p>
          </table:table-cell>
        </table:table-row>
        <table:table-row>
          <table:covered-table-cell/>
          <table:table-cell table:style-name="Table16.B27" office:value-type="string">
            <text:p text:style-name="P140">Perfil &gt; Modificar mis datos</text:p>
          </table:table-cell>
          <table:table-cell table:style-name="Table16.C27" office:value-type="string">
            <text:p text:style-name="P135">Correcta</text:p>
          </table:table-cell>
        </table:table-row>
      </table:table>
      <text:p text:style-name="P3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float" office:value="0">
            <text:list xml:id="list230509428502912" text:continue-numbering="true" text:style-name="L1">
              <text:list-header>
                <text:p text:style-name="P243"><text:span text:style-name="T20">Anexo </text:span>P-0<text:span text:style-name="T40">32</text:span></text:p>
              </text:list-header>
            </text:list>
          </table:table-cell>
          <table:covered-table-cell/>
          <table:covered-table-cell/>
        </table:table-row>
        <table:table-row table:style-name="Table15.1">
          <table:table-cell table:style-name="Table15.A2" office:value-type="float" office:value="0">
            <text:list xml:id="list230509490480309" text:continue-numbering="true" text:style-name="L1">
              <text:list-header>
                <text:p text:style-name="P210">Página</text:p>
              </text:list-header>
            </text:list>
          </table:table-cell>
          <table:table-cell table:style-name="Table15.A2" office:value-type="float" office:value="0">
            <text:list xml:id="list230509198721113" text:continue-numbering="true" text:style-name="L1">
              <text:list-header>
                <text:p text:style-name="P228">Pop-up: <text:span text:style-name="T41">Mi petición</text:span></text:p>
              </text:list-header>
            </text:list>
          </table:table-cell>
          <table:table-cell table:style-name="Table15.C2" office:value-type="float" office:value="0">
            <text:list xml:id="list230509639573379" text:continue-numbering="true" text:style-name="L1">
              <text:list-header>
                <text:p text:style-name="P210">Evaluación</text:p>
              </text:list-header>
            </text:list>
          </table:table-cell>
        </table:table-row>
        <table:table-row table:style-name="Table15.3">
          <table:table-cell table:style-name="Table15.A6" table:number-rows-spanned="4" office:value-type="string">
            <text:p text:style-name="P122"><text:span text:style-name="T42">p</text:span>acientesMail.html</text:p>
          </table:table-cell>
          <table:table-cell table:style-name="Table15.B3" office:value-type="string">
            <text:p text:style-name="P8"><text:span text:style-name="T11">El </text:span><text:span text:style-name="T10">pop-up</text:span><text:span text:style-name="T11"> tiene el tamaño y posición adecuadas. </text:span></text:p>
          </table:table-cell>
          <table:table-cell table:style-name="Table15.C3" office:value-type="string">
            <text:p text:style-name="P60">Correcta</text:p>
          </table:table-cell>
        </table:table-row>
        <table:table-row table:style-name="Table15.3">
          <table:covered-table-cell/>
          <table:table-cell table:style-name="Table15.B4" office:value-type="string">
            <text:p text:style-name="P8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5.C4" office:value-type="string">
            <text:p text:style-name="P160">Correcta</text:p>
          </table:table-cell>
        </table:table-row>
        <table:table-row table:style-name="Table15.3">
          <table:covered-table-cell/>
          <table:table-cell table:style-name="Table15.B5" office:value-type="string">
            <text:p text:style-name="P8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5.C5" office:value-type="string">
            <text:p text:style-name="P60">Correcta</text:p>
          </table:table-cell>
        </table:table-row>
        <table:table-row table:style-name="Table15.3">
          <table:covered-table-cell/>
          <table:table-cell table:style-name="Table15.B6" office:value-type="string">
            <text:p text:style-name="P166">Las barras de desplazamiento y otros elementos <text:soft-page-break/>similares se ubican y funcionan de manera adecuada.</text:p>
          </table:table-cell>
          <table:table-cell table:style-name="Table15.C6" office:value-type="string">
            <text:p text:style-name="P93">No aplica</text:p>
          </table:table-cell>
        </table:table-row>
      </table:table>
      <text:p text:style-name="P37"/>
      <text:p text:style-name="P39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float" office:value="0">
            <text:list xml:id="list230509214882635" text:continue-numbering="true" text:style-name="L1">
              <text:list-header>
                <text:p text:style-name="P244"><text:span text:style-name="T20">Anexo </text:span>P-0<text:span text:style-name="T40">32</text:span></text:p>
              </text:list-header>
            </text:list>
          </table:table-cell>
          <table:covered-table-cell/>
          <table:covered-table-cell/>
        </table:table-row>
        <table:table-row table:style-name="Table17.1">
          <table:table-cell table:style-name="Table17.A2" office:value-type="float" office:value="0">
            <text:list xml:id="list230509016151437" text:continue-numbering="true" text:style-name="L1">
              <text:list-header>
                <text:p text:style-name="P211">Página</text:p>
              </text:list-header>
            </text:list>
          </table:table-cell>
          <table:table-cell table:style-name="Table17.A2" office:value-type="float" office:value="0">
            <text:list xml:id="list230510071817499" text:continue-numbering="true" text:style-name="L1">
              <text:list-header>
                <text:p text:style-name="P229">Pop-up: <text:span text:style-name="T49">Pedir cita (Paciente)</text:span></text:p>
              </text:list-header>
            </text:list>
          </table:table-cell>
          <table:table-cell table:style-name="Table17.C2" office:value-type="float" office:value="0">
            <text:list xml:id="list230509307008111" text:continue-numbering="true" text:style-name="L1">
              <text:list-header>
                <text:p text:style-name="P211">Evaluación</text:p>
              </text:list-header>
            </text:list>
          </table:table-cell>
        </table:table-row>
        <table:table-row table:style-name="Table17.3">
          <table:table-cell table:style-name="Table17.A6" table:number-rows-spanned="4" office:value-type="string">
            <text:p text:style-name="P123"><text:span text:style-name="T48">perfilPsicologo</text:span>.html</text:p>
          </table:table-cell>
          <table:table-cell table:style-name="Table17.B3" office:value-type="string">
            <text:p text:style-name="P9"><text:span text:style-name="T11">El </text:span><text:span text:style-name="T10">pop-up</text:span><text:span text:style-name="T11"> tiene el tamaño y posición adecuadas. </text:span></text:p>
          </table:table-cell>
          <table:table-cell table:style-name="Table17.C3" office:value-type="string">
            <text:p text:style-name="P62">Correcta</text:p>
          </table:table-cell>
        </table:table-row>
        <table:table-row table:style-name="Table17.3">
          <table:covered-table-cell/>
          <table:table-cell table:style-name="Table17.B4" office:value-type="string">
            <text:p text:style-name="P9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7.C4" office:value-type="string">
            <text:p text:style-name="P161">Correcta</text:p>
          </table:table-cell>
        </table:table-row>
        <table:table-row table:style-name="Table17.3">
          <table:covered-table-cell/>
          <table:table-cell table:style-name="Table17.B5" office:value-type="string">
            <text:p text:style-name="P9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7.C5" office:value-type="string">
            <text:p text:style-name="P62">Correcta</text:p>
          </table:table-cell>
        </table:table-row>
        <table:table-row table:style-name="Table17.3">
          <table:covered-table-cell/>
          <table:table-cell table:style-name="Table17.B6" office:value-type="string">
            <text:p text:style-name="P167">Las barras de desplazamiento y otros elementos similares se ubican y funcionan de manera adecuada.</text:p>
          </table:table-cell>
          <table:table-cell table:style-name="Table17.C6" office:value-type="string">
            <text:p text:style-name="P94">No aplica</text:p>
          </table:table-cell>
        </table:table-row>
      </table:table>
      <text:p text:style-name="P39"/>
      <text:p text:style-name="P40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float" office:value="0">
            <text:list xml:id="list230509666889489" text:continue-numbering="true" text:style-name="L1">
              <text:list-header>
                <text:p text:style-name="P245"><text:span text:style-name="T20">Anexo </text:span>P-0<text:span text:style-name="T40">32</text:span></text:p>
              </text:list-header>
            </text:list>
          </table:table-cell>
          <table:covered-table-cell/>
          <table:covered-table-cell/>
        </table:table-row>
        <table:table-row table:style-name="Table18.1">
          <table:table-cell table:style-name="Table18.A2" office:value-type="float" office:value="0">
            <text:list xml:id="list230509028513393" text:continue-numbering="true" text:style-name="L1">
              <text:list-header>
                <text:p text:style-name="P212">Página</text:p>
              </text:list-header>
            </text:list>
          </table:table-cell>
          <table:table-cell table:style-name="Table18.A2" office:value-type="float" office:value="0">
            <text:list xml:id="list230510451101384" text:continue-numbering="true" text:style-name="L1">
              <text:list-header>
                <text:p text:style-name="P230">Pop-up: <text:span text:style-name="T50">Comentar (Paciente)</text:span></text:p>
              </text:list-header>
            </text:list>
          </table:table-cell>
          <table:table-cell table:style-name="Table18.C2" office:value-type="float" office:value="0">
            <text:list xml:id="list230509922958340" text:continue-numbering="true" text:style-name="L1">
              <text:list-header>
                <text:p text:style-name="P212">Evaluación</text:p>
              </text:list-header>
            </text:list>
          </table:table-cell>
        </table:table-row>
        <table:table-row table:style-name="Table18.3">
          <table:table-cell table:style-name="Table18.A6" table:number-rows-spanned="4" office:value-type="string">
            <text:p text:style-name="P124"><text:span text:style-name="T48">perfilPsicologo</text:span>.html</text:p>
          </table:table-cell>
          <table:table-cell table:style-name="Table18.B3" office:value-type="string">
            <text:p text:style-name="P10"><text:span text:style-name="T11">El </text:span><text:span text:style-name="T10">pop-up</text:span><text:span text:style-name="T11"> tiene el tamaño y posición adecuadas. </text:span></text:p>
          </table:table-cell>
          <table:table-cell table:style-name="Table18.C3" office:value-type="string">
            <text:p text:style-name="P63">Correcta</text:p>
          </table:table-cell>
        </table:table-row>
        <table:table-row table:style-name="Table18.3">
          <table:covered-table-cell/>
          <table:table-cell table:style-name="Table18.B4" office:value-type="string">
            <text:p text:style-name="P10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8.C4" office:value-type="string">
            <text:p text:style-name="P162">Correcta</text:p>
          </table:table-cell>
        </table:table-row>
        <table:table-row table:style-name="Table18.3">
          <table:covered-table-cell/>
          <table:table-cell table:style-name="Table18.B5" office:value-type="string">
            <text:p text:style-name="P10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8.C5" office:value-type="string">
            <text:p text:style-name="P63">Correcta</text:p>
          </table:table-cell>
        </table:table-row>
        <table:table-row table:style-name="Table18.3">
          <table:covered-table-cell/>
          <table:table-cell table:style-name="Table18.B6" office:value-type="string">
            <text:p text:style-name="P168">Las barras de desplazamiento y otros elementos similares se ubican y funcionan de manera adecuada.</text:p>
          </table:table-cell>
          <table:table-cell table:style-name="Table18.C6" office:value-type="string">
            <text:p text:style-name="P95">No aplica</text:p>
          </table:table-cell>
        </table:table-row>
      </table:table>
      <text:p text:style-name="P40"/>
      <text:p text:style-name="P4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float" office:value="0">
            <text:list xml:id="list230508924588533" text:continue-numbering="true" text:style-name="L1">
              <text:list-header>
                <text:p text:style-name="P246"><text:span text:style-name="T20">Anexo </text:span>P-0<text:span text:style-name="T40">32</text:span></text:p>
              </text:list-header>
            </text:list>
          </table:table-cell>
          <table:covered-table-cell/>
          <table:covered-table-cell/>
        </table:table-row>
        <table:table-row table:style-name="Table19.1">
          <table:table-cell table:style-name="Table19.A2" office:value-type="float" office:value="0">
            <text:list xml:id="list230508976562372" text:continue-numbering="true" text:style-name="L1">
              <text:list-header>
                <text:p text:style-name="P213">Página</text:p>
              </text:list-header>
            </text:list>
          </table:table-cell>
          <table:table-cell table:style-name="Table19.A2" office:value-type="float" office:value="0">
            <text:list xml:id="list230509953849590" text:continue-numbering="true" text:style-name="L1">
              <text:list-header>
                <text:p text:style-name="P231">Pop-up: <text:span text:style-name="T51">Responder (Psicólogo)</text:span></text:p>
              </text:list-header>
            </text:list>
          </table:table-cell>
          <table:table-cell table:style-name="Table19.C2" office:value-type="float" office:value="0">
            <text:list xml:id="list230509235029587" text:continue-numbering="true" text:style-name="L1">
              <text:list-header>
                <text:p text:style-name="P213">Evaluación</text:p>
              </text:list-header>
            </text:list>
          </table:table-cell>
        </table:table-row>
        <table:table-row table:style-name="Table19.3">
          <table:table-cell table:style-name="Table19.A6" table:number-rows-spanned="4" office:value-type="string">
            <text:p text:style-name="P125"><text:span text:style-name="T48">perfilPsicologo</text:span>.html</text:p>
          </table:table-cell>
          <table:table-cell table:style-name="Table19.B3" office:value-type="string">
            <text:p text:style-name="P11"><text:span text:style-name="T11">El </text:span><text:span text:style-name="T10">pop-up</text:span><text:span text:style-name="T11"> tiene el tamaño y posición adecuadas. </text:span></text:p>
          </table:table-cell>
          <table:table-cell table:style-name="Table19.C3" office:value-type="string">
            <text:p text:style-name="P64">Correcta</text:p>
          </table:table-cell>
        </table:table-row>
        <table:table-row table:style-name="Table19.3">
          <table:covered-table-cell/>
          <table:table-cell table:style-name="Table19.B4" office:value-type="string">
            <text:p text:style-name="P11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9.C4" office:value-type="string">
            <text:p text:style-name="P163">Correcta</text:p>
          </table:table-cell>
        </table:table-row>
        <table:table-row table:style-name="Table19.3">
          <table:covered-table-cell/>
          <table:table-cell table:style-name="Table19.B5" office:value-type="string">
            <text:p text:style-name="P11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9.C5" office:value-type="string">
            <text:p text:style-name="P64">Correcta</text:p>
          </table:table-cell>
        </table:table-row>
        <table:table-row table:style-name="Table19.3">
          <table:covered-table-cell/>
          <table:table-cell table:style-name="Table19.B6" office:value-type="string">
            <text:p text:style-name="P169">Las barras de desplazamiento y otros elementos similares se ubican y funcionan de manera adecuada.</text:p>
          </table:table-cell>
          <table:table-cell table:style-name="Table19.C6" office:value-type="string">
            <text:p text:style-name="P96">No aplica</text:p>
          </table:table-cell>
        </table:table-row>
      </table:table>
      <text:p text:style-name="P41"/>
      <text:p text:style-name="P42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columns-spanned="3" office:value-type="float" office:value="0">
            <text:list xml:id="list230509402781234" text:continue-numbering="true" text:style-name="L1">
              <text:list-header>
                <text:p text:style-name="P247"><text:span text:style-name="T20">Anexo </text:span>P-0<text:span text:style-name="T54">32</text:span></text:p>
              </text:list-header>
            </text:list>
          </table:table-cell>
          <table:covered-table-cell/>
          <table:covered-table-cell/>
        </table:table-row>
        <table:table-row table:style-name="Table20.1">
          <table:table-cell table:style-name="Table20.A2" office:value-type="float" office:value="0">
            <text:list xml:id="list230509452758425" text:continue-numbering="true" text:style-name="L1">
              <text:list-header>
                <text:p text:style-name="P214">Página</text:p>
              </text:list-header>
            </text:list>
          </table:table-cell>
          <table:table-cell table:style-name="Table20.A2" office:value-type="float" office:value="0">
            <text:list xml:id="list230508936912224" text:continue-numbering="true" text:style-name="L1">
              <text:list-header>
                <text:p text:style-name="P221">Formulario:<text:span text:style-name="T52">Comentar(Paciente)</text:span></text:p>
              </text:list-header>
            </text:list>
          </table:table-cell>
          <table:table-cell table:style-name="Table20.C2" office:value-type="float" office:value="0">
            <text:list xml:id="list230509604120084" text:continue-numbering="true" text:style-name="L1">
              <text:list-header>
                <text:p text:style-name="P214">Evaluación<text:soft-page-break/></text:p>
              </text:list-header>
            </text:list>
          </table:table-cell>
        </table:table-row>
        <table:table-row table:style-name="Table20.3">
          <table:table-cell table:style-name="Table20.A12" table:number-rows-spanned="10" office:value-type="string">
            <text:p text:style-name="P126"><text:span text:style-name="T48">perfilPsicologo</text:span>.html</text:p>
          </table:table-cell>
          <table:table-cell table:style-name="Table20.B3" office:value-type="string">
            <text:p text:style-name="P71">Las etiquetas identifican correctamente los campos dentro del formulario. </text:p>
          </table:table-cell>
          <table:table-cell table:style-name="Table20.C3" office:value-type="string">
            <text:p text:style-name="P65">Correcta</text:p>
          </table:table-cell>
        </table:table-row>
        <table:table-row table:style-name="Table20.3">
          <table:covered-table-cell/>
          <table:table-cell table:style-name="Table20.B4" office:value-type="string">
            <text:p text:style-name="P71">Los campos obligatorios se identifican visualmente para el usuario. </text:p>
          </table:table-cell>
          <table:table-cell table:style-name="Table20.C4" office:value-type="string">
            <text:p text:style-name="P153">No aplica</text:p>
          </table:table-cell>
        </table:table-row>
        <table:table-row table:style-name="Table20.3">
          <table:covered-table-cell/>
          <table:table-cell table:style-name="Table20.B5" office:value-type="string">
            <text:p text:style-name="P71">El servidor recibe toda la información contenida dentro del formulario, y ningún dato se pierde en la transmisión entre cliente y servidor.</text:p>
          </table:table-cell>
          <table:table-cell table:style-name="Table20.C5" office:value-type="string">
            <text:p text:style-name="P142">Pendiente</text:p>
          </table:table-cell>
        </table:table-row>
        <table:table-row table:style-name="Table20.3">
          <table:covered-table-cell/>
          <table:table-cell table:style-name="Table20.B6" office:value-type="string">
            <text:p text:style-name="P71">Se usan valores por defecto adecuados cuando el usuario no selecciona de un menú desplegable o conjunto de botones. </text:p>
          </table:table-cell>
          <table:table-cell table:style-name="Table20.C6" office:value-type="string">
            <text:p text:style-name="P175">Correcta</text:p>
          </table:table-cell>
        </table:table-row>
        <table:table-row table:style-name="Table20.3">
          <table:covered-table-cell/>
          <table:table-cell table:style-name="Table20.B7" office:value-type="string">
            <text:p text:style-name="P71">Las funciones del navegador, como el retroceso, no corrompen la entrada de datos en el formulario.</text:p>
          </table:table-cell>
          <table:table-cell table:style-name="Table20.C7" office:value-type="string">
            <text:p text:style-name="P79">Correcta</text:p>
          </table:table-cell>
        </table:table-row>
        <table:table-row table:style-name="Table20.3">
          <table:covered-table-cell/>
          <table:table-cell table:style-name="Table20.B8" office:value-type="string">
            <text:p text:style-name="P71">Los guiones que realizan la comprobación de errores en los datos ingresados funcionan de manera adecuada y proporcionan mensajes de error significativos. </text:p>
          </table:table-cell>
          <table:table-cell table:style-name="Table20.C8" office:value-type="string">
            <text:p text:style-name="P79">No aplica</text:p>
          </table:table-cell>
        </table:table-row>
        <table:table-row table:style-name="Table20.3">
          <table:covered-table-cell/>
          <table:table-cell table:style-name="Table20.B9" office:value-type="string">
            <text:p text:style-name="P71">Los campos del formulario tienen ancho y tipos de datos adecuados.</text:p>
          </table:table-cell>
          <table:table-cell table:style-name="Table20.C9" office:value-type="string">
            <text:p text:style-name="P79">Correcta</text:p>
          </table:table-cell>
        </table:table-row>
        <table:table-row table:style-name="Table20.3">
          <table:covered-table-cell/>
          <table:table-cell table:style-name="Table20.B10" office:value-type="string">
            <text:p text:style-name="P71">El formulario establece salvaguardas adecuadas que prohíben que el usuario ingrese cadenas de texto más largas que cierto máximo predefinido. </text:p>
          </table:table-cell>
          <table:table-cell table:style-name="Table20.C10" office:value-type="string">
            <text:p text:style-name="P254">Correcta</text:p>
          </table:table-cell>
        </table:table-row>
        <table:table-row table:style-name="Table20.3">
          <table:covered-table-cell/>
          <table:table-cell table:style-name="Table20.B11" office:value-type="string">
            <text:p text:style-name="P71">Todas las opciones para menús desplegables se ordenan y especifican en forma significativa para el usuario final.</text:p>
          </table:table-cell>
          <table:table-cell table:style-name="Table20.C11" office:value-type="string">
            <text:p text:style-name="P84">No aplica</text:p>
          </table:table-cell>
        </table:table-row>
        <table:table-row table:style-name="Table20.3">
          <table:covered-table-cell/>
          <table:table-cell table:style-name="Table20.B12" office:value-type="string">
            <text:p text:style-name="P71">Las características de autocompletado del navegador no conducen a errores en la entrada de datos.</text:p>
          </table:table-cell>
          <table:table-cell table:style-name="Table20.C12" office:value-type="string">
            <text:p text:style-name="P84">No aplica</text:p>
          </table:table-cell>
        </table:table-row>
      </table:table>
      <text:p text:style-name="P42"/>
      <text:p text:style-name="P43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float" office:value="0">
            <text:list xml:id="list230510198458307" text:continue-numbering="true" text:style-name="L1">
              <text:list-header>
                <text:p text:style-name="P248"><text:span text:style-name="T20">Anexo </text:span>P-0<text:span text:style-name="T54">32</text:span></text:p>
              </text:list-header>
            </text:list>
          </table:table-cell>
          <table:covered-table-cell/>
          <table:covered-table-cell/>
        </table:table-row>
        <table:table-row table:style-name="Table21.1">
          <table:table-cell table:style-name="Table21.A2" office:value-type="float" office:value="0">
            <text:list xml:id="list230509305702009" text:continue-numbering="true" text:style-name="L1">
              <text:list-header>
                <text:p text:style-name="P215">Página</text:p>
              </text:list-header>
            </text:list>
          </table:table-cell>
          <table:table-cell table:style-name="Table21.A2" office:value-type="float" office:value="0">
            <text:list xml:id="list230508880281820" text:continue-numbering="true" text:style-name="L1">
              <text:list-header>
                <text:p text:style-name="P222">Formulario: <text:span text:style-name="T53">Pedir cita (Paciente)</text:span></text:p>
              </text:list-header>
            </text:list>
          </table:table-cell>
          <table:table-cell table:style-name="Table21.C2" office:value-type="float" office:value="0">
            <text:list xml:id="list230509032163126" text:continue-numbering="true" text:style-name="L1">
              <text:list-header>
                <text:p text:style-name="P215">Evaluación</text:p>
              </text:list-header>
            </text:list>
          </table:table-cell>
        </table:table-row>
        <table:table-row table:style-name="Table21.3">
          <table:table-cell table:style-name="Table21.A12" table:number-rows-spanned="10" office:value-type="string">
            <text:p text:style-name="P127"><text:span text:style-name="T48">perfilPsicologo</text:span>.html</text:p>
          </table:table-cell>
          <table:table-cell table:style-name="Table21.B3" office:value-type="string">
            <text:p text:style-name="P72">Las etiquetas identifican correctamente los campos dentro del formulario. </text:p>
          </table:table-cell>
          <table:table-cell table:style-name="Table21.C3" office:value-type="string">
            <text:p text:style-name="P66">Correcta</text:p>
          </table:table-cell>
        </table:table-row>
        <table:table-row table:style-name="Table21.3">
          <table:covered-table-cell/>
          <table:table-cell table:style-name="Table21.B4" office:value-type="string">
            <text:p text:style-name="P72">Los campos obligatorios se identifican visualmente para el usuario. </text:p>
          </table:table-cell>
          <table:table-cell table:style-name="Table21.C4" office:value-type="string">
            <text:p text:style-name="P154">No aplica</text:p>
          </table:table-cell>
        </table:table-row>
        <table:table-row table:style-name="Table21.3">
          <table:covered-table-cell/>
          <table:table-cell table:style-name="Table21.B5" office:value-type="string">
            <text:p text:style-name="P72">El servidor recibe toda la información contenida dentro del formulario, y ningún dato se pierde en la transmisión entre cliente y servidor.</text:p>
          </table:table-cell>
          <table:table-cell table:style-name="Table21.C5" office:value-type="string">
            <text:p text:style-name="P254">Correcta</text:p>
          </table:table-cell>
        </table:table-row>
        <table:table-row table:style-name="Table21.3">
          <table:covered-table-cell/>
          <table:table-cell table:style-name="Table21.B6" office:value-type="string">
            <text:p text:style-name="P72">Se usan valores por defecto adecuados cuando el usuario no selecciona de un menú desplegable o conjunto de botones. </text:p>
          </table:table-cell>
          <table:table-cell table:style-name="Table21.C6" office:value-type="string">
            <text:p text:style-name="P176">Correcta</text:p>
          </table:table-cell>
        </table:table-row>
        <table:table-row table:style-name="Table21.3">
          <table:covered-table-cell/>
          <table:table-cell table:style-name="Table21.B7" office:value-type="string">
            <text:p text:style-name="P72">Las funciones del navegador, como el retroceso, no corrompen la entrada de datos en el formulario.</text:p>
          </table:table-cell>
          <table:table-cell table:style-name="Table21.C7" office:value-type="string">
            <text:p text:style-name="P80">Correcta</text:p>
          </table:table-cell>
        </table:table-row>
        <table:table-row table:style-name="Table21.3">
          <table:covered-table-cell/>
          <table:table-cell table:style-name="Table21.B8" office:value-type="string">
            <text:p text:style-name="P72">Los guiones que realizan la comprobación de errores en los datos ingresados funcionan de manera <text:soft-page-break/>adecuada y proporcionan mensajes de error significativos. </text:p>
          </table:table-cell>
          <table:table-cell table:style-name="Table21.C8" office:value-type="string">
            <text:p text:style-name="P80">No aplica</text:p>
          </table:table-cell>
        </table:table-row>
        <table:table-row table:style-name="Table21.3">
          <table:covered-table-cell/>
          <table:table-cell table:style-name="Table21.B9" office:value-type="string">
            <text:p text:style-name="P72">Los campos del formulario tienen ancho y tipos de datos adecuados.</text:p>
          </table:table-cell>
          <table:table-cell table:style-name="Table21.C9" office:value-type="string">
            <text:p text:style-name="P255">Correcta</text:p>
          </table:table-cell>
        </table:table-row>
        <table:table-row table:style-name="Table21.3">
          <table:covered-table-cell/>
          <table:table-cell table:style-name="Table21.B10" office:value-type="string">
            <text:p text:style-name="P72">El formulario establece salvaguardas adecuadas que prohíben que el usuario ingrese cadenas de texto más largas que cierto máximo predefinido. </text:p>
          </table:table-cell>
          <table:table-cell table:style-name="Table21.C10" office:value-type="string">
            <text:p text:style-name="P255">Correcta</text:p>
          </table:table-cell>
        </table:table-row>
        <table:table-row table:style-name="Table21.3">
          <table:covered-table-cell/>
          <table:table-cell table:style-name="Table21.B11" office:value-type="string">
            <text:p text:style-name="P72">Todas las opciones para menús desplegables se ordenan y especifican en forma significativa para el usuario final.</text:p>
          </table:table-cell>
          <table:table-cell table:style-name="Table21.C11" office:value-type="string">
            <text:p text:style-name="P85">No aplica</text:p>
          </table:table-cell>
        </table:table-row>
        <table:table-row table:style-name="Table21.3">
          <table:covered-table-cell/>
          <table:table-cell table:style-name="Table21.B12" office:value-type="string">
            <text:p text:style-name="P72">Las características de autocompletado del navegador no conducen a errores en la entrada de datos.</text:p>
          </table:table-cell>
          <table:table-cell table:style-name="Table21.C12" office:value-type="string">
            <text:p text:style-name="P85">No aplica</text:p>
          </table:table-cell>
        </table:table-row>
      </table:table>
      <text:p text:style-name="P43"/>
      <text:p text:style-name="P44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table:number-columns-spanned="3" office:value-type="float" office:value="0">
            <text:list xml:id="list230509645134110" text:continue-numbering="true" text:style-name="L1">
              <text:list-header>
                <text:p text:style-name="P249"><text:span text:style-name="T20">Anexo </text:span>P-0<text:span text:style-name="T55">32</text:span></text:p>
              </text:list-header>
            </text:list>
          </table:table-cell>
          <table:covered-table-cell/>
          <table:covered-table-cell/>
        </table:table-row>
        <table:table-row table:style-name="Table22.1">
          <table:table-cell table:style-name="Table22.A2" office:value-type="float" office:value="0">
            <text:list xml:id="list230508535422830" text:continue-numbering="true" text:style-name="L1">
              <text:list-header>
                <text:p text:style-name="P216">Página</text:p>
              </text:list-header>
            </text:list>
          </table:table-cell>
          <table:table-cell table:style-name="Table22.A2" office:value-type="float" office:value="0">
            <text:list xml:id="list230509253945718" text:continue-numbering="true" text:style-name="L1">
              <text:list-header>
                <text:p text:style-name="P223">Formulario: <text:span text:style-name="T56">Responder (Paciente)</text:span></text:p>
              </text:list-header>
            </text:list>
          </table:table-cell>
          <table:table-cell table:style-name="Table22.C2" office:value-type="float" office:value="0">
            <text:list xml:id="list230508482862202" text:continue-numbering="true" text:style-name="L1">
              <text:list-header>
                <text:p text:style-name="P216">Evaluación</text:p>
              </text:list-header>
            </text:list>
          </table:table-cell>
        </table:table-row>
        <table:table-row table:style-name="Table22.3">
          <table:table-cell table:style-name="Table22.A12" table:number-rows-spanned="10" office:value-type="string">
            <text:p text:style-name="P128"><text:span text:style-name="T48">perfilPsicologo</text:span>.html</text:p>
          </table:table-cell>
          <table:table-cell table:style-name="Table22.B3" office:value-type="string">
            <text:p text:style-name="P73">Las etiquetas identifican correctamente los campos dentro del formulario. </text:p>
          </table:table-cell>
          <table:table-cell table:style-name="Table22.C3" office:value-type="string">
            <text:p text:style-name="P67">Correcta</text:p>
          </table:table-cell>
        </table:table-row>
        <table:table-row table:style-name="Table22.3">
          <table:covered-table-cell/>
          <table:table-cell table:style-name="Table22.B4" office:value-type="string">
            <text:p text:style-name="P73">Los campos obligatorios se identifican visualmente para el usuario. </text:p>
          </table:table-cell>
          <table:table-cell table:style-name="Table22.C4" office:value-type="string">
            <text:p text:style-name="P155">No aplica</text:p>
          </table:table-cell>
        </table:table-row>
        <table:table-row table:style-name="Table22.3">
          <table:covered-table-cell/>
          <table:table-cell table:style-name="Table22.B5" office:value-type="string">
            <text:p text:style-name="P73">El servidor recibe toda la información contenida dentro del formulario, y ningún dato se pierde en la transmisión entre cliente y servidor.</text:p>
          </table:table-cell>
          <table:table-cell table:style-name="Table22.C5" office:value-type="string">
            <text:p text:style-name="P256">Correcta</text:p>
          </table:table-cell>
        </table:table-row>
        <table:table-row table:style-name="Table22.3">
          <table:covered-table-cell/>
          <table:table-cell table:style-name="Table22.B6" office:value-type="string">
            <text:p text:style-name="P73">Se usan valores por defecto adecuados cuando el usuario no selecciona de un menú desplegable o conjunto de botones. </text:p>
          </table:table-cell>
          <table:table-cell table:style-name="Table22.C6" office:value-type="string">
            <text:p text:style-name="P177">Correcta</text:p>
          </table:table-cell>
        </table:table-row>
        <table:table-row table:style-name="Table22.3">
          <table:covered-table-cell/>
          <table:table-cell table:style-name="Table22.B7" office:value-type="string">
            <text:p text:style-name="P73">Las funciones del navegador, como el retroceso, no corrompen la entrada de datos en el formulario.</text:p>
          </table:table-cell>
          <table:table-cell table:style-name="Table22.C7" office:value-type="string">
            <text:p text:style-name="P81">Correcta</text:p>
          </table:table-cell>
        </table:table-row>
        <table:table-row table:style-name="Table22.3">
          <table:covered-table-cell/>
          <table:table-cell table:style-name="Table22.B8" office:value-type="string">
            <text:p text:style-name="P73">Los guiones que realizan la comprobación de errores en los datos ingresados funcionan de manera adecuada y proporcionan mensajes de error significativos. </text:p>
          </table:table-cell>
          <table:table-cell table:style-name="Table22.C8" office:value-type="string">
            <text:p text:style-name="P81">No aplica</text:p>
          </table:table-cell>
        </table:table-row>
        <table:table-row table:style-name="Table22.3">
          <table:covered-table-cell/>
          <table:table-cell table:style-name="Table22.B9" office:value-type="string">
            <text:p text:style-name="P73">Los campos del formulario tienen ancho y tipos de datos adecuados.</text:p>
          </table:table-cell>
          <table:table-cell table:style-name="Table22.C9" office:value-type="string">
            <text:p text:style-name="P256">Correcta</text:p>
          </table:table-cell>
        </table:table-row>
        <table:table-row table:style-name="Table22.3">
          <table:covered-table-cell/>
          <table:table-cell table:style-name="Table22.B10" office:value-type="string">
            <text:p text:style-name="P73">El formulario establece salvaguardas adecuadas que prohíben que el usuario ingrese cadenas de texto más largas que cierto máximo predefinido. </text:p>
          </table:table-cell>
          <table:table-cell table:style-name="Table22.C10" office:value-type="string">
            <text:p text:style-name="P256">Correcta</text:p>
          </table:table-cell>
        </table:table-row>
        <table:table-row table:style-name="Table22.3">
          <table:covered-table-cell/>
          <table:table-cell table:style-name="Table22.B11" office:value-type="string">
            <text:p text:style-name="P73">Todas las opciones para menús desplegables se ordenan y especifican en forma significativa para el usuario final.</text:p>
          </table:table-cell>
          <table:table-cell table:style-name="Table22.C11" office:value-type="string">
            <text:p text:style-name="P86">No aplica</text:p>
          </table:table-cell>
        </table:table-row>
        <table:table-row table:style-name="Table22.3">
          <table:covered-table-cell/>
          <table:table-cell table:style-name="Table22.B12" office:value-type="string">
            <text:p text:style-name="P73">Las características de autocompletado del navegador no conducen a errores en la entrada de datos.</text:p>
          </table:table-cell>
          <table:table-cell table:style-name="Table22.C12" office:value-type="string">
            <text:p text:style-name="P86">No aplica</text:p>
          </table:table-cell>
        </table:table-row>
      </table:table>
      <text:p text:style-name="P44"/>
      <text:p text:style-name="P44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columns-spanned="3" office:value-type="float" office:value="0">
            <text:list xml:id="list230509718375604" text:continue-numbering="true" text:style-name="L1">
              <text:list-header>
                <text:p text:style-name="P250"><text:span text:style-name="T20">Anexo </text:span>P-0<text:span text:style-name="T55">32</text:span></text:p>
              </text:list-header>
            </text:list>
          </table:table-cell>
          <table:covered-table-cell/>
          <table:covered-table-cell/>
        </table:table-row>
        <table:table-row table:style-name="Table23.1">
          <table:table-cell table:style-name="Table23.A2" office:value-type="float" office:value="0">
            <text:list xml:id="list230508618271094" text:continue-numbering="true" text:style-name="L1">
              <text:list-header>
                <text:p text:style-name="P217">Página</text:p>
              </text:list-header>
            </text:list>
          </table:table-cell>
          <table:table-cell table:style-name="Table23.A2" office:value-type="float" office:value="0">
            <text:list xml:id="list230508930603713" text:continue-numbering="true" text:style-name="L1">
              <text:list-header>
                <text:p text:style-name="P224">Formulario: <text:span text:style-name="T57">Aceptar</text:span></text:p>
              </text:list-header>
            </text:list>
          </table:table-cell>
          <table:table-cell table:style-name="Table23.C2" office:value-type="float" office:value="0">
            <text:list xml:id="list230508629720146" text:continue-numbering="true" text:style-name="L1">
              <text:list-header>
                <text:p text:style-name="P217">Evaluación<text:soft-page-break/></text:p>
              </text:list-header>
            </text:list>
          </table:table-cell>
        </table:table-row>
        <table:table-row table:style-name="Table23.3">
          <table:table-cell table:style-name="Table23.A12" table:number-rows-spanned="10" office:value-type="string">
            <text:p text:style-name="P129"><text:span text:style-name="T60">psicologosMail</text:span>.html</text:p>
          </table:table-cell>
          <table:table-cell table:style-name="Table23.B3" office:value-type="string">
            <text:p text:style-name="P74">Las etiquetas identifican correctamente los campos dentro del formulario. </text:p>
          </table:table-cell>
          <table:table-cell table:style-name="Table23.C3" office:value-type="string">
            <text:p text:style-name="P257">Correcta</text:p>
          </table:table-cell>
        </table:table-row>
        <table:table-row table:style-name="Table23.3">
          <table:covered-table-cell/>
          <table:table-cell table:style-name="Table23.B4" office:value-type="string">
            <text:p text:style-name="P74">Los campos obligatorios se identifican visualmente para el usuario. </text:p>
          </table:table-cell>
          <table:table-cell table:style-name="Table23.C4" office:value-type="string">
            <text:p text:style-name="P266">Correct<text:span text:style-name="T59">a</text:span></text:p>
          </table:table-cell>
        </table:table-row>
        <table:table-row table:style-name="Table23.3">
          <table:covered-table-cell/>
          <table:table-cell table:style-name="Table23.B5" office:value-type="string">
            <text:p text:style-name="P74">El servidor recibe toda la información contenida dentro del formulario, y ningún dato se pierde en la transmisión entre cliente y servidor.</text:p>
          </table:table-cell>
          <table:table-cell table:style-name="Table23.C5" office:value-type="string">
            <text:p text:style-name="P258">Correcta</text:p>
          </table:table-cell>
        </table:table-row>
        <table:table-row table:style-name="Table23.3">
          <table:covered-table-cell/>
          <table:table-cell table:style-name="Table23.B6" office:value-type="string">
            <text:p text:style-name="P74">Se usan valores por defecto adecuados cuando el usuario no selecciona de un menú desplegable o conjunto de botones. </text:p>
          </table:table-cell>
          <table:table-cell table:style-name="Table23.C6" office:value-type="string">
            <text:p text:style-name="P269">No aplica</text:p>
          </table:table-cell>
        </table:table-row>
        <table:table-row table:style-name="Table23.3">
          <table:covered-table-cell/>
          <table:table-cell table:style-name="Table23.B7" office:value-type="string">
            <text:p text:style-name="P74">Las funciones del navegador, como el retroceso, no corrompen la entrada de datos en el formulario.</text:p>
          </table:table-cell>
          <table:table-cell table:style-name="Table23.C7" office:value-type="string">
            <text:p text:style-name="P259">Correcta</text:p>
          </table:table-cell>
        </table:table-row>
        <table:table-row table:style-name="Table23.3">
          <table:covered-table-cell/>
          <table:table-cell table:style-name="Table23.B8" office:value-type="string">
            <text:p text:style-name="P74">Los guiones que realizan la comprobación de errores en los datos ingresados funcionan de manera adecuada y proporcionan mensajes de error significativos. </text:p>
          </table:table-cell>
          <table:table-cell table:style-name="Table23.C8" office:value-type="string">
            <text:p text:style-name="P259">Correcta</text:p>
          </table:table-cell>
        </table:table-row>
        <table:table-row table:style-name="Table23.3">
          <table:covered-table-cell/>
          <table:table-cell table:style-name="Table23.B9" office:value-type="string">
            <text:p text:style-name="P74">Los campos del formulario tienen ancho y tipos de datos adecuados.</text:p>
          </table:table-cell>
          <table:table-cell table:style-name="Table23.C9" office:value-type="string">
            <text:p text:style-name="P260">Correcta</text:p>
          </table:table-cell>
        </table:table-row>
        <table:table-row table:style-name="Table23.3">
          <table:covered-table-cell/>
          <table:table-cell table:style-name="Table23.B10" office:value-type="string">
            <text:p text:style-name="P74">El formulario establece salvaguardas adecuadas que prohíben que el usuario ingrese cadenas de texto más largas que cierto máximo predefinido. </text:p>
          </table:table-cell>
          <table:table-cell table:style-name="Table23.C10" office:value-type="string">
            <text:p text:style-name="P258">Correcta</text:p>
          </table:table-cell>
        </table:table-row>
        <table:table-row table:style-name="Table23.3">
          <table:covered-table-cell/>
          <table:table-cell table:style-name="Table23.B11" office:value-type="string">
            <text:p text:style-name="P74">Todas las opciones para menús desplegables se ordenan y especifican en forma significativa para el usuario final.</text:p>
          </table:table-cell>
          <table:table-cell table:style-name="Table23.C11" office:value-type="string">
            <text:p text:style-name="P261">No aplica</text:p>
          </table:table-cell>
        </table:table-row>
        <table:table-row table:style-name="Table23.3">
          <table:covered-table-cell/>
          <table:table-cell table:style-name="Table23.B12" office:value-type="string">
            <text:p text:style-name="P74">Las características de autocompletado del navegador no conducen a errores en la entrada de datos.</text:p>
          </table:table-cell>
          <table:table-cell table:style-name="Table23.C12" office:value-type="string">
            <text:p text:style-name="P260">No aplica</text:p>
          </table:table-cell>
        </table:table-row>
      </table:table>
      <text:p text:style-name="P45"/>
      <text:p text:style-name="P46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3" office:value-type="float" office:value="0">
            <text:list xml:id="list230509745148171" text:continue-numbering="true" text:style-name="L1">
              <text:list-header>
                <text:p text:style-name="P251"><text:span text:style-name="T20">Anexo </text:span>P-0<text:span text:style-name="T55">32</text:span></text:p>
              </text:list-header>
            </text:list>
          </table:table-cell>
          <table:covered-table-cell/>
          <table:covered-table-cell/>
        </table:table-row>
        <table:table-row table:style-name="Table24.1">
          <table:table-cell table:style-name="Table24.A2" office:value-type="float" office:value="0">
            <text:list xml:id="list230509765602203" text:continue-numbering="true" text:style-name="L1">
              <text:list-header>
                <text:p text:style-name="P218">Página</text:p>
              </text:list-header>
            </text:list>
          </table:table-cell>
          <table:table-cell table:style-name="Table24.A2" office:value-type="float" office:value="0">
            <text:list xml:id="list230509905226878" text:continue-numbering="true" text:style-name="L1">
              <text:list-header>
                <text:p text:style-name="P225">Formulario: <text:span text:style-name="T58">Rechazar</text:span></text:p>
              </text:list-header>
            </text:list>
          </table:table-cell>
          <table:table-cell table:style-name="Table24.C2" office:value-type="float" office:value="0">
            <text:list xml:id="list230508438593791" text:continue-numbering="true" text:style-name="L1">
              <text:list-header>
                <text:p text:style-name="P218">Evaluación</text:p>
              </text:list-header>
            </text:list>
          </table:table-cell>
        </table:table-row>
        <table:table-row table:style-name="Table24.3">
          <table:table-cell table:style-name="Table24.A12" table:number-rows-spanned="10" office:value-type="string">
            <text:p text:style-name="P130"><text:span text:style-name="T48">psicologosMail</text:span>.html</text:p>
          </table:table-cell>
          <table:table-cell table:style-name="Table24.B3" office:value-type="string">
            <text:p text:style-name="P75">Las etiquetas identifican correctamente los campos dentro del formulario. </text:p>
          </table:table-cell>
          <table:table-cell table:style-name="Table24.C3" office:value-type="string">
            <text:p text:style-name="P258">Correcta</text:p>
          </table:table-cell>
        </table:table-row>
        <table:table-row table:style-name="Table24.3">
          <table:covered-table-cell/>
          <table:table-cell table:style-name="Table24.B4" office:value-type="string">
            <text:p text:style-name="P75">Los campos obligatorios se identifican visualmente para el usuario. </text:p>
          </table:table-cell>
          <table:table-cell table:style-name="Table24.C4" office:value-type="string">
            <text:p text:style-name="P258">Correcta</text:p>
          </table:table-cell>
        </table:table-row>
        <table:table-row table:style-name="Table24.3">
          <table:covered-table-cell/>
          <table:table-cell table:style-name="Table24.B5" office:value-type="string">
            <text:p text:style-name="P75">El servidor recibe toda la información contenida dentro del formulario, y ningún dato se pierde en la transmisión entre cliente y servidor.</text:p>
          </table:table-cell>
          <table:table-cell table:style-name="Table24.C5" office:value-type="string">
            <text:p text:style-name="P258">Correcta</text:p>
          </table:table-cell>
        </table:table-row>
        <table:table-row table:style-name="Table24.3">
          <table:covered-table-cell/>
          <table:table-cell table:style-name="Table24.B6" office:value-type="string">
            <text:p text:style-name="P75">Se usan valores por defecto adecuados cuando el usuario no selecciona de un menú desplegable o conjunto de botones. </text:p>
          </table:table-cell>
          <table:table-cell table:style-name="Table24.C6" office:value-type="string">
            <text:p text:style-name="P268">No aplica</text:p>
          </table:table-cell>
        </table:table-row>
        <table:table-row table:style-name="Table24.3">
          <table:covered-table-cell/>
          <table:table-cell table:style-name="Table24.B7" office:value-type="string">
            <text:p text:style-name="P75">Las funciones del navegador, como el retroceso, no corrompen la entrada de datos en el formulario.</text:p>
          </table:table-cell>
          <table:table-cell table:style-name="Table24.C7" office:value-type="string">
            <text:p text:style-name="P258">Correcta</text:p>
          </table:table-cell>
        </table:table-row>
        <table:table-row table:style-name="Table24.3">
          <table:covered-table-cell/>
          <table:table-cell table:style-name="Table24.B8" office:value-type="string">
            <text:p text:style-name="P75">Los guiones que realizan la comprobación de errores en los datos ingresados funcionan de manera <text:soft-page-break/>adecuada y proporcionan mensajes de error significativos. </text:p>
          </table:table-cell>
          <table:table-cell table:style-name="Table24.C8" office:value-type="string">
            <text:p text:style-name="P267">Correcta</text:p>
          </table:table-cell>
        </table:table-row>
        <table:table-row table:style-name="Table24.3">
          <table:covered-table-cell/>
          <table:table-cell table:style-name="Table24.B9" office:value-type="string">
            <text:p text:style-name="P75">Los campos del formulario tienen ancho y tipos de datos adecuados.</text:p>
          </table:table-cell>
          <table:table-cell table:style-name="Table24.C9" office:value-type="string">
            <text:p text:style-name="P267">Correcta</text:p>
          </table:table-cell>
        </table:table-row>
        <table:table-row table:style-name="Table24.3">
          <table:covered-table-cell/>
          <table:table-cell table:style-name="Table24.B10" office:value-type="string">
            <text:p text:style-name="P75">El formulario establece salvaguardas adecuadas que prohíben que el usuario ingrese cadenas de texto más largas que cierto máximo predefinido. </text:p>
          </table:table-cell>
          <table:table-cell table:style-name="Table24.C10" office:value-type="string">
            <text:p text:style-name="P267">Correcta</text:p>
          </table:table-cell>
        </table:table-row>
        <table:table-row table:style-name="Table24.3">
          <table:covered-table-cell/>
          <table:table-cell table:style-name="Table24.B11" office:value-type="string">
            <text:p text:style-name="P75">Todas las opciones para menús desplegables se ordenan y especifican en forma significativa para el usuario final.</text:p>
          </table:table-cell>
          <table:table-cell table:style-name="Table24.C11" office:value-type="string">
            <text:p text:style-name="P261">No aplica</text:p>
          </table:table-cell>
        </table:table-row>
        <table:table-row table:style-name="Table24.3">
          <table:covered-table-cell/>
          <table:table-cell table:style-name="Table24.B12" office:value-type="string">
            <text:p text:style-name="P75">Las características de autocompletado del navegador no conducen a errores en la entrada de datos.</text:p>
          </table:table-cell>
          <table:table-cell table:style-name="Table24.C12" office:value-type="string">
            <text:p text:style-name="P262">No aplica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8-01-26T23:05:08.180885600</dc:date>
    <meta:editing-duration>PT8H47M58S</meta:editing-duration>
    <meta:editing-cycles>329</meta:editing-cycles>
    <meta:document-statistic meta:table-count="24" meta:image-count="0" meta:object-count="0" meta:page-count="19" meta:paragraph-count="633" meta:word-count="3426" meta:character-count="23267" meta:non-whitespace-character-count="20417"/>
  </office:meta>
</office:document-meta>
</file>